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table:shapes>
          <draw:frame draw:z-index="0" draw:style-name="gr1" svg:width="15.999cm" svg:height="8.999cm" svg:x="3.692cm" svg:y="422.693cm">
            <draw:object draw:notify-on-update-of-ranges="Лист1.B1:Лист1.B998 Лист1.C1:Лист1.C99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7.167cm" svg:y="0.1cm">
            <draw:object draw:notify-on-update-of-ranges="Лист1.B1:Лист1.B998 Лист1.E1:Лист1.E99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13504">
            <text:p>13504</text:p>
          </table:table-cell>
          <table:table-cell office:value-type="float" office:value="10779680">
            <text:p>10779680</text:p>
          </table:table-cell>
          <table:table-cell office:value-type="float" office:value="109510">
            <text:p>1095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00">
            <text:p>20000</text:p>
          </table:table-cell>
          <table:table-cell office:value-type="float" office:value="21505">
            <text:p>21505</text:p>
          </table:table-cell>
          <table:table-cell office:value-type="float" office:value="48022008">
            <text:p>48022008</text:p>
          </table:table-cell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000">
            <text:p>30000</text:p>
          </table:table-cell>
          <table:table-cell office:value-type="float" office:value="25505">
            <text:p>25505</text:p>
          </table:table-cell>
          <table:table-cell office:value-type="float" office:value="115238209">
            <text:p>115238209</text:p>
          </table:table-cell>
          <table:table-cell office:value-type="float" office:value="101510">
            <text:p>1015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000">
            <text:p>40000</text:p>
          </table:table-cell>
          <table:table-cell office:value-type="float" office:value="29505">
            <text:p>29505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000">
            <text:p>50000</text:p>
          </table:table-cell>
          <table:table-cell office:value-type="float" office:value="29505">
            <text:p>29505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000">
            <text:p>60000</text:p>
          </table:table-cell>
          <table:table-cell office:value-type="float" office:value="29505">
            <text:p>29505</text:p>
          </table:table-cell>
          <table:table-cell/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0000">
            <text:p>70000</text:p>
          </table:table-cell>
          <table:table-cell office:value-type="float" office:value="33505">
            <text:p>33505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0000">
            <text:p>80000</text:p>
          </table:table-cell>
          <table:table-cell office:value-type="float" office:value="37506">
            <text:p>37506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0000">
            <text:p>90000</text:p>
          </table:table-cell>
          <table:table-cell office:value-type="float" office:value="33505">
            <text:p>33505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33505">
            <text:p>33505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0000">
            <text:p>110000</text:p>
          </table:table-cell>
          <table:table-cell office:value-type="float" office:value="37506">
            <text:p>37506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0000">
            <text:p>120000</text:p>
          </table:table-cell>
          <table:table-cell office:value-type="float" office:value="37506">
            <text:p>37506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0000">
            <text:p>130000</text:p>
          </table:table-cell>
          <table:table-cell office:value-type="float" office:value="37506">
            <text:p>37506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0000">
            <text:p>140000</text:p>
          </table:table-cell>
          <table:table-cell office:value-type="float" office:value="37506">
            <text:p>37506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0000">
            <text:p>150000</text:p>
          </table:table-cell>
          <table:table-cell office:value-type="float" office:value="37506">
            <text:p>37506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0000">
            <text:p>160000</text:p>
          </table:table-cell>
          <table:table-cell office:value-type="float" office:value="37506">
            <text:p>37506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0000">
            <text:p>170000</text:p>
          </table:table-cell>
          <table:table-cell office:value-type="float" office:value="45506">
            <text:p>45506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000">
            <text:p>180000</text:p>
          </table:table-cell>
          <table:table-cell office:value-type="float" office:value="45506">
            <text:p>45506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0000">
            <text:p>190000</text:p>
          </table:table-cell>
          <table:table-cell office:value-type="float" office:value="41506">
            <text:p>41506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000">
            <text:p>200000</text:p>
          </table:table-cell>
          <table:table-cell office:value-type="float" office:value="41506">
            <text:p>41506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000">
            <text:p>210000</text:p>
          </table:table-cell>
          <table:table-cell office:value-type="float" office:value="41506">
            <text:p>41506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000">
            <text:p>220000</text:p>
          </table:table-cell>
          <table:table-cell office:value-type="float" office:value="45506">
            <text:p>45506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0000">
            <text:p>230000</text:p>
          </table:table-cell>
          <table:table-cell office:value-type="float" office:value="45506">
            <text:p>45506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0000">
            <text:p>240000</text:p>
          </table:table-cell>
          <table:table-cell office:value-type="float" office:value="45506">
            <text:p>45506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000">
            <text:p>250000</text:p>
          </table:table-cell>
          <table:table-cell office:value-type="float" office:value="45506">
            <text:p>45506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0000">
            <text:p>260000</text:p>
          </table:table-cell>
          <table:table-cell office:value-type="float" office:value="41506">
            <text:p>41506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0000">
            <text:p>270000</text:p>
          </table:table-cell>
          <table:table-cell office:value-type="float" office:value="45506">
            <text:p>45506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0000">
            <text:p>280000</text:p>
          </table:table-cell>
          <table:table-cell office:value-type="float" office:value="45506">
            <text:p>45506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0000">
            <text:p>290000</text:p>
          </table:table-cell>
          <table:table-cell office:value-type="float" office:value="45506">
            <text:p>45506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0000">
            <text:p>300000</text:p>
          </table:table-cell>
          <table:table-cell office:value-type="float" office:value="45506">
            <text:p>45506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0000">
            <text:p>310000</text:p>
          </table:table-cell>
          <table:table-cell office:value-type="float" office:value="49506">
            <text:p>49506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0000">
            <text:p>320000</text:p>
          </table:table-cell>
          <table:table-cell office:value-type="float" office:value="45506">
            <text:p>45506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0000">
            <text:p>330000</text:p>
          </table:table-cell>
          <table:table-cell office:value-type="float" office:value="45506">
            <text:p>45506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0000">
            <text:p>340000</text:p>
          </table:table-cell>
          <table:table-cell office:value-type="float" office:value="45506">
            <text:p>45506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0000">
            <text:p>350000</text:p>
          </table:table-cell>
          <table:table-cell office:value-type="float" office:value="49506">
            <text:p>49506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0000">
            <text:p>360000</text:p>
          </table:table-cell>
          <table:table-cell office:value-type="float" office:value="49506">
            <text:p>49506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0000">
            <text:p>370000</text:p>
          </table:table-cell>
          <table:table-cell office:value-type="float" office:value="49506">
            <text:p>49506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0000">
            <text:p>380000</text:p>
          </table:table-cell>
          <table:table-cell office:value-type="float" office:value="45506">
            <text:p>45506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0000">
            <text:p>39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0000">
            <text:p>400000</text:p>
          </table:table-cell>
          <table:table-cell office:value-type="float" office:value="49506">
            <text:p>49506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0000">
            <text:p>41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0000">
            <text:p>420000</text:p>
          </table:table-cell>
          <table:table-cell office:value-type="float" office:value="45506">
            <text:p>45506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0000">
            <text:p>43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0000">
            <text:p>440000</text:p>
          </table:table-cell>
          <table:table-cell office:value-type="float" office:value="49506">
            <text:p>49506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0000">
            <text:p>450000</text:p>
          </table:table-cell>
          <table:table-cell office:value-type="float" office:value="49506">
            <text:p>49506</text:p>
          </table:table-cell>
          <table:table-cell/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0000">
            <text:p>46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0000">
            <text:p>47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0000">
            <text:p>48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0000">
            <text:p>49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0000">
            <text:p>500000</text:p>
          </table:table-cell>
          <table:table-cell office:value-type="float" office:value="49506">
            <text:p>49506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0000">
            <text:p>51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0000">
            <text:p>52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30000">
            <text:p>53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40000">
            <text:p>54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0000">
            <text:p>55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60000">
            <text:p>56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70000">
            <text:p>57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80000">
            <text:p>58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90000">
            <text:p>59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0000">
            <text:p>60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0000">
            <text:p>61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20000">
            <text:p>62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0000">
            <text:p>63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0000">
            <text:p>64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50000">
            <text:p>65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60000">
            <text:p>66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70000">
            <text:p>67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80000">
            <text:p>68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0000">
            <text:p>69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00000">
            <text:p>70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10000">
            <text:p>71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20000">
            <text:p>72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105510">
            <text:p>1055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30000">
            <text:p>73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40000">
            <text:p>74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50000">
            <text:p>75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0000">
            <text:p>76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70000">
            <text:p>77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80000">
            <text:p>78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90000">
            <text:p>79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00000">
            <text:p>80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0000">
            <text:p>81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20000">
            <text:p>82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30000">
            <text:p>83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40000">
            <text:p>84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50000">
            <text:p>85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60000">
            <text:p>86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101510">
            <text:p>1015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70000">
            <text:p>87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80000">
            <text:p>88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90000">
            <text:p>89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00000">
            <text:p>90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10000">
            <text:p>91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20000">
            <text:p>92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30000">
            <text:p>93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0000">
            <text:p>94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0000">
            <text:p>95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0000">
            <text:p>96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0000">
            <text:p>97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0000">
            <text:p>98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0000">
            <text:p>99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0000">
            <text:p>101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0000">
            <text:p>102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30000">
            <text:p>103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40000">
            <text:p>104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50000">
            <text:p>105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60000">
            <text:p>106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70000">
            <text:p>107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80000">
            <text:p>108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90000">
            <text:p>109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00000">
            <text:p>110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10000">
            <text:p>111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20000">
            <text:p>112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30000">
            <text:p>113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0000">
            <text:p>114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50000">
            <text:p>115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60000">
            <text:p>116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70000">
            <text:p>117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80000">
            <text:p>118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90000">
            <text:p>119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00000">
            <text:p>120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10000">
            <text:p>121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20000">
            <text:p>122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30000">
            <text:p>123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40000">
            <text:p>124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0000">
            <text:p>125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60000">
            <text:p>126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70000">
            <text:p>127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80000">
            <text:p>128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90000">
            <text:p>129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00000">
            <text:p>130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10000">
            <text:p>131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20000">
            <text:p>132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30000">
            <text:p>133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40000">
            <text:p>134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50000">
            <text:p>135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60000">
            <text:p>136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70000">
            <text:p>137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80000">
            <text:p>138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90000">
            <text:p>139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00000">
            <text:p>140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10000">
            <text:p>141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20000">
            <text:p>142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30000">
            <text:p>143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40000">
            <text:p>144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50000">
            <text:p>145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60000">
            <text:p>146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70000">
            <text:p>147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80000">
            <text:p>148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101510">
            <text:p>1015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90000">
            <text:p>149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00000">
            <text:p>150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10000">
            <text:p>151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20000">
            <text:p>152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30000">
            <text:p>153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40000">
            <text:p>154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50000">
            <text:p>155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60000">
            <text:p>156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70000">
            <text:p>157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80000">
            <text:p>158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90000">
            <text:p>159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00000">
            <text:p>160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10000">
            <text:p>161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20000">
            <text:p>162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30000">
            <text:p>163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40000">
            <text:p>164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50000">
            <text:p>165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60000">
            <text:p>166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70000">
            <text:p>167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105510">
            <text:p>1055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0000">
            <text:p>168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90000">
            <text:p>169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00000">
            <text:p>170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10000">
            <text:p>171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20000">
            <text:p>172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105510">
            <text:p>1055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30000">
            <text:p>173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40000">
            <text:p>174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50000">
            <text:p>175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60000">
            <text:p>176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70000">
            <text:p>177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80000">
            <text:p>178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90000">
            <text:p>179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0000">
            <text:p>180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10000">
            <text:p>181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20000">
            <text:p>182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30000">
            <text:p>183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40000">
            <text:p>184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50000">
            <text:p>185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60000">
            <text:p>186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70000">
            <text:p>187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80000">
            <text:p>188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90000">
            <text:p>189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00000">
            <text:p>190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10000">
            <text:p>191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20000">
            <text:p>192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30000">
            <text:p>193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40000">
            <text:p>194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50000">
            <text:p>195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0000">
            <text:p>196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0000">
            <text:p>197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80000">
            <text:p>198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90000">
            <text:p>199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0000">
            <text:p>200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0000">
            <text:p>201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0000">
            <text:p>202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0000">
            <text:p>203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0000">
            <text:p>204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0000">
            <text:p>205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0000">
            <text:p>206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0000">
            <text:p>207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0000">
            <text:p>208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0000">
            <text:p>209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0000">
            <text:p>210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10000">
            <text:p>211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0000">
            <text:p>212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30000">
            <text:p>213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0000">
            <text:p>214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50000">
            <text:p>215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60000">
            <text:p>216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0000">
            <text:p>217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80000">
            <text:p>218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90000">
            <text:p>219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0000">
            <text:p>220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10000">
            <text:p>221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20000">
            <text:p>222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0000">
            <text:p>223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0000">
            <text:p>224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0000">
            <text:p>225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60000">
            <text:p>226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0000">
            <text:p>227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80000">
            <text:p>228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90000">
            <text:p>229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00000">
            <text:p>230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10000">
            <text:p>231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0000">
            <text:p>232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30000">
            <text:p>233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0000">
            <text:p>234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50000">
            <text:p>235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0000">
            <text:p>236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70000">
            <text:p>237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80000">
            <text:p>238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0000">
            <text:p>239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00000">
            <text:p>240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10000">
            <text:p>241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0000">
            <text:p>242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0000">
            <text:p>243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40000">
            <text:p>244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50000">
            <text:p>245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60000">
            <text:p>246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70000">
            <text:p>247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80000">
            <text:p>248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90000">
            <text:p>249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0000">
            <text:p>250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10000">
            <text:p>251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20000">
            <text:p>252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0000">
            <text:p>253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40000">
            <text:p>254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0000">
            <text:p>255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0000">
            <text:p>256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70000">
            <text:p>257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80000">
            <text:p>258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90000">
            <text:p>259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00000">
            <text:p>260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10000">
            <text:p>261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20000">
            <text:p>262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30000">
            <text:p>263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40000">
            <text:p>264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105510">
            <text:p>1055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50000">
            <text:p>265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60000">
            <text:p>266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70000">
            <text:p>267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80000">
            <text:p>268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101510">
            <text:p>1015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90000">
            <text:p>269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00000">
            <text:p>270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10000">
            <text:p>271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20000">
            <text:p>272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30000">
            <text:p>273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40000">
            <text:p>274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101510">
            <text:p>1015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50000">
            <text:p>275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60000">
            <text:p>276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70000">
            <text:p>277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80000">
            <text:p>278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90000">
            <text:p>279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00000">
            <text:p>280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10000">
            <text:p>281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20000">
            <text:p>282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30000">
            <text:p>283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40000">
            <text:p>284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50000">
            <text:p>285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60000">
            <text:p>286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70000">
            <text:p>287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80000">
            <text:p>288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90000">
            <text:p>289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00000">
            <text:p>290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10000">
            <text:p>291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20000">
            <text:p>292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30000">
            <text:p>293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40000">
            <text:p>2940000</text:p>
          </table:table-cell>
          <table:table-cell office:value-type="float" office:value="97509">
            <text:p>97509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50000">
            <text:p>2950000</text:p>
          </table:table-cell>
          <table:table-cell office:value-type="float" office:value="89509">
            <text:p>89509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60000">
            <text:p>296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70000">
            <text:p>2970000</text:p>
          </table:table-cell>
          <table:table-cell office:value-type="float" office:value="93509">
            <text:p>93509</text:p>
          </table:table-cell>
          <table:table-cell/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80000">
            <text:p>2980000</text:p>
          </table:table-cell>
          <table:table-cell office:value-type="float" office:value="101510">
            <text:p>101510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90000">
            <text:p>299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00000">
            <text:p>300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10000">
            <text:p>3010000</text:p>
          </table:table-cell>
          <table:table-cell office:value-type="float" office:value="93509">
            <text:p>93509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20000">
            <text:p>302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30000">
            <text:p>303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40000">
            <text:p>304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50000">
            <text:p>305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60000">
            <text:p>306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70000">
            <text:p>307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80000">
            <text:p>308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90000">
            <text:p>309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00000">
            <text:p>310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10000">
            <text:p>311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20000">
            <text:p>312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30000">
            <text:p>313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40000">
            <text:p>314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50000">
            <text:p>315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60000">
            <text:p>316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70000">
            <text:p>317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80000">
            <text:p>318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90000">
            <text:p>319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00000">
            <text:p>320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10000">
            <text:p>321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20000">
            <text:p>322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30000">
            <text:p>323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40000">
            <text:p>324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50000">
            <text:p>325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60000">
            <text:p>326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70000">
            <text:p>327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80000">
            <text:p>328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90000">
            <text:p>329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00000">
            <text:p>330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10000">
            <text:p>331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20000">
            <text:p>3320000</text:p>
          </table:table-cell>
          <table:table-cell office:value-type="float" office:value="89509">
            <text:p>89509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30000">
            <text:p>333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40000">
            <text:p>334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50000">
            <text:p>335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60000">
            <text:p>336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70000">
            <text:p>337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80000">
            <text:p>338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90000">
            <text:p>339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00000">
            <text:p>340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10000">
            <text:p>341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20000">
            <text:p>3420000</text:p>
          </table:table-cell>
          <table:table-cell office:value-type="float" office:value="89509">
            <text:p>89509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30000">
            <text:p>343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40000">
            <text:p>344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50000">
            <text:p>345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60000">
            <text:p>346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93509">
            <text:p>93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70000">
            <text:p>347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80000">
            <text:p>348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90000">
            <text:p>349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00000">
            <text:p>350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10000">
            <text:p>351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20000">
            <text:p>352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30000">
            <text:p>353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40000">
            <text:p>354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50000">
            <text:p>355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60000">
            <text:p>356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70000">
            <text:p>357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80000">
            <text:p>358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90000">
            <text:p>359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00000">
            <text:p>360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10000">
            <text:p>361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20000">
            <text:p>362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30000">
            <text:p>363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40000">
            <text:p>364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50000">
            <text:p>365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60000">
            <text:p>366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70000">
            <text:p>367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80000">
            <text:p>368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90000">
            <text:p>369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00000">
            <text:p>370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10000">
            <text:p>371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20000">
            <text:p>372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30000">
            <text:p>373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40000">
            <text:p>374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50000">
            <text:p>375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60000">
            <text:p>376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70000">
            <text:p>377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80000">
            <text:p>378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90000">
            <text:p>379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89509">
            <text:p>89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00000">
            <text:p>380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10000">
            <text:p>3810000</text:p>
          </table:table-cell>
          <table:table-cell office:value-type="float" office:value="89509">
            <text:p>89509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20000">
            <text:p>382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30000">
            <text:p>383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97509">
            <text:p>97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000">
            <text:p>384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50000">
            <text:p>385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60000">
            <text:p>386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70000">
            <text:p>387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80000">
            <text:p>388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90000">
            <text:p>389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00000">
            <text:p>390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10000">
            <text:p>391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20000">
            <text:p>392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30000">
            <text:p>393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40000">
            <text:p>394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50000">
            <text:p>395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60000">
            <text:p>396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70000">
            <text:p>397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80000">
            <text:p>3980000</text:p>
          </table:table-cell>
          <table:table-cell office:value-type="float" office:value="89509">
            <text:p>89509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90000">
            <text:p>399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00000">
            <text:p>400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10000">
            <text:p>401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20000">
            <text:p>402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30000">
            <text:p>403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101510">
            <text:p>1015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40000">
            <text:p>404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50000">
            <text:p>405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60000">
            <text:p>4060000</text:p>
          </table:table-cell>
          <table:table-cell office:value-type="float" office:value="89509">
            <text:p>89509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70000">
            <text:p>407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80000">
            <text:p>4080000</text:p>
          </table:table-cell>
          <table:table-cell office:value-type="float" office:value="101510">
            <text:p>101510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90000">
            <text:p>4090000</text:p>
          </table:table-cell>
          <table:table-cell office:value-type="float" office:value="97509">
            <text:p>97509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00000">
            <text:p>410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10000">
            <text:p>4110000</text:p>
          </table:table-cell>
          <table:table-cell office:value-type="float" office:value="89509">
            <text:p>89509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20000">
            <text:p>4120000</text:p>
          </table:table-cell>
          <table:table-cell office:value-type="float" office:value="89509">
            <text:p>89509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30000">
            <text:p>4130000</text:p>
          </table:table-cell>
          <table:table-cell office:value-type="float" office:value="93509">
            <text:p>93509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40000">
            <text:p>414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50000">
            <text:p>4150000</text:p>
          </table:table-cell>
          <table:table-cell office:value-type="float" office:value="89509">
            <text:p>89509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60000">
            <text:p>416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70000">
            <text:p>417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80000">
            <text:p>418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90000">
            <text:p>4190000</text:p>
          </table:table-cell>
          <table:table-cell office:value-type="float" office:value="89509">
            <text:p>89509</text:p>
          </table:table-cell>
          <table:table-cell/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00000">
            <text:p>420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10000">
            <text:p>421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20000">
            <text:p>422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30000">
            <text:p>4230000</text:p>
          </table:table-cell>
          <table:table-cell office:value-type="float" office:value="89509">
            <text:p>89509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40000">
            <text:p>4240000</text:p>
          </table:table-cell>
          <table:table-cell office:value-type="float" office:value="89509">
            <text:p>89509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50000">
            <text:p>425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60000">
            <text:p>4260000</text:p>
          </table:table-cell>
          <table:table-cell office:value-type="float" office:value="89509">
            <text:p>89509</text:p>
          </table:table-cell>
          <table:table-cell/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70000">
            <text:p>427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80000">
            <text:p>4280000</text:p>
          </table:table-cell>
          <table:table-cell office:value-type="float" office:value="89509">
            <text:p>89509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90000">
            <text:p>4290000</text:p>
          </table:table-cell>
          <table:table-cell office:value-type="float" office:value="93509">
            <text:p>93509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00000">
            <text:p>4300000</text:p>
          </table:table-cell>
          <table:table-cell office:value-type="float" office:value="93509">
            <text:p>93509</text:p>
          </table:table-cell>
          <table:table-cell/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10000">
            <text:p>4310000</text:p>
          </table:table-cell>
          <table:table-cell office:value-type="float" office:value="89509">
            <text:p>89509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20000">
            <text:p>4320000</text:p>
          </table:table-cell>
          <table:table-cell office:value-type="float" office:value="93509">
            <text:p>93509</text:p>
          </table:table-cell>
          <table:table-cell/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30000">
            <text:p>433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40000">
            <text:p>434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50000">
            <text:p>435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60000">
            <text:p>436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70000">
            <text:p>437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80000">
            <text:p>438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90000">
            <text:p>439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00000">
            <text:p>440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10000">
            <text:p>441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20000">
            <text:p>4420000</text:p>
          </table:table-cell>
          <table:table-cell office:value-type="float" office:value="105510">
            <text:p>105510</text:p>
          </table:table-cell>
          <table:table-cell/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30000">
            <text:p>443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40000">
            <text:p>444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50000">
            <text:p>445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60000">
            <text:p>446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70000">
            <text:p>447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80000">
            <text:p>448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90000">
            <text:p>4490000</text:p>
          </table:table-cell>
          <table:table-cell office:value-type="float" office:value="89509">
            <text:p>89509</text:p>
          </table:table-cell>
          <table:table-cell/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00000">
            <text:p>4500000</text:p>
          </table:table-cell>
          <table:table-cell office:value-type="float" office:value="89509">
            <text:p>89509</text:p>
          </table:table-cell>
          <table:table-cell/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10000">
            <text:p>451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20000">
            <text:p>4520000</text:p>
          </table:table-cell>
          <table:table-cell office:value-type="float" office:value="89509">
            <text:p>89509</text:p>
          </table:table-cell>
          <table:table-cell/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30000">
            <text:p>4530000</text:p>
          </table:table-cell>
          <table:table-cell office:value-type="float" office:value="97509">
            <text:p>97509</text:p>
          </table:table-cell>
          <table:table-cell/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40000">
            <text:p>4540000</text:p>
          </table:table-cell>
          <table:table-cell office:value-type="float" office:value="93509">
            <text:p>93509</text:p>
          </table:table-cell>
          <table:table-cell/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50000">
            <text:p>455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60000">
            <text:p>456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70000">
            <text:p>457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80000">
            <text:p>4580000</text:p>
          </table:table-cell>
          <table:table-cell office:value-type="float" office:value="117511">
            <text:p>117511</text:p>
          </table:table-cell>
          <table:table-cell/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0000">
            <text:p>4590000</text:p>
          </table:table-cell>
          <table:table-cell office:value-type="float" office:value="113510">
            <text:p>113510</text:p>
          </table:table-cell>
          <table:table-cell/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00000">
            <text:p>4600000</text:p>
          </table:table-cell>
          <table:table-cell office:value-type="float" office:value="101510">
            <text:p>101510</text:p>
          </table:table-cell>
          <table:table-cell/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10000">
            <text:p>4610000</text:p>
          </table:table-cell>
          <table:table-cell office:value-type="float" office:value="101510">
            <text:p>101510</text:p>
          </table:table-cell>
          <table:table-cell/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20000">
            <text:p>4620000</text:p>
          </table:table-cell>
          <table:table-cell office:value-type="float" office:value="109510">
            <text:p>109510</text:p>
          </table:table-cell>
          <table:table-cell/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30000">
            <text:p>4630000</text:p>
          </table:table-cell>
          <table:table-cell office:value-type="float" office:value="105510">
            <text:p>105510</text:p>
          </table:table-cell>
          <table:table-cell/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40000">
            <text:p>4640000</text:p>
          </table:table-cell>
          <table:table-cell office:value-type="float" office:value="97509">
            <text:p>97509</text:p>
          </table:table-cell>
          <table:table-cell/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50000">
            <text:p>4650000</text:p>
          </table:table-cell>
          <table:table-cell office:value-type="float" office:value="109510">
            <text:p>109510</text:p>
          </table:table-cell>
          <table:table-cell/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60000">
            <text:p>4660000</text:p>
          </table:table-cell>
          <table:table-cell office:value-type="float" office:value="113510">
            <text:p>113510</text:p>
          </table:table-cell>
          <table:table-cell/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70000">
            <text:p>4670000</text:p>
          </table:table-cell>
          <table:table-cell office:value-type="float" office:value="117511">
            <text:p>117511</text:p>
          </table:table-cell>
          <table:table-cell/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80000">
            <text:p>4680000</text:p>
          </table:table-cell>
          <table:table-cell office:value-type="float" office:value="101510">
            <text:p>101510</text:p>
          </table:table-cell>
          <table:table-cell/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90000">
            <text:p>4690000</text:p>
          </table:table-cell>
          <table:table-cell office:value-type="float" office:value="105510">
            <text:p>105510</text:p>
          </table:table-cell>
          <table:table-cell/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00000">
            <text:p>4700000</text:p>
          </table:table-cell>
          <table:table-cell office:value-type="float" office:value="105510">
            <text:p>105510</text:p>
          </table:table-cell>
          <table:table-cell/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10000">
            <text:p>4710000</text:p>
          </table:table-cell>
          <table:table-cell office:value-type="float" office:value="93509">
            <text:p>93509</text:p>
          </table:table-cell>
          <table:table-cell/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20000">
            <text:p>4720000</text:p>
          </table:table-cell>
          <table:table-cell office:value-type="float" office:value="109510">
            <text:p>109510</text:p>
          </table:table-cell>
          <table:table-cell/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30000">
            <text:p>4730000</text:p>
          </table:table-cell>
          <table:table-cell office:value-type="float" office:value="113510">
            <text:p>113510</text:p>
          </table:table-cell>
          <table:table-cell/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40000">
            <text:p>4740000</text:p>
          </table:table-cell>
          <table:table-cell office:value-type="float" office:value="113510">
            <text:p>113510</text:p>
          </table:table-cell>
          <table:table-cell/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50000">
            <text:p>4750000</text:p>
          </table:table-cell>
          <table:table-cell office:value-type="float" office:value="113510">
            <text:p>113510</text:p>
          </table:table-cell>
          <table:table-cell/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60000">
            <text:p>4760000</text:p>
          </table:table-cell>
          <table:table-cell office:value-type="float" office:value="101510">
            <text:p>101510</text:p>
          </table:table-cell>
          <table:table-cell/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70000">
            <text:p>4770000</text:p>
          </table:table-cell>
          <table:table-cell office:value-type="float" office:value="109510">
            <text:p>109510</text:p>
          </table:table-cell>
          <table:table-cell/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80000">
            <text:p>4780000</text:p>
          </table:table-cell>
          <table:table-cell office:value-type="float" office:value="93509">
            <text:p>93509</text:p>
          </table:table-cell>
          <table:table-cell/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90000">
            <text:p>4790000</text:p>
          </table:table-cell>
          <table:table-cell office:value-type="float" office:value="105510">
            <text:p>105510</text:p>
          </table:table-cell>
          <table:table-cell/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00000">
            <text:p>4800000</text:p>
          </table:table-cell>
          <table:table-cell office:value-type="float" office:value="97509">
            <text:p>97509</text:p>
          </table:table-cell>
          <table:table-cell/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10000">
            <text:p>4810000</text:p>
          </table:table-cell>
          <table:table-cell office:value-type="float" office:value="105510">
            <text:p>105510</text:p>
          </table:table-cell>
          <table:table-cell/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20000">
            <text:p>4820000</text:p>
          </table:table-cell>
          <table:table-cell office:value-type="float" office:value="93509">
            <text:p>93509</text:p>
          </table:table-cell>
          <table:table-cell/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30000">
            <text:p>4830000</text:p>
          </table:table-cell>
          <table:table-cell office:value-type="float" office:value="133512">
            <text:p>133512</text:p>
          </table:table-cell>
          <table:table-cell/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40000">
            <text:p>4840000</text:p>
          </table:table-cell>
          <table:table-cell office:value-type="float" office:value="105510">
            <text:p>105510</text:p>
          </table:table-cell>
          <table:table-cell/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50000">
            <text:p>4850000</text:p>
          </table:table-cell>
          <table:table-cell office:value-type="float" office:value="125511">
            <text:p>125511</text:p>
          </table:table-cell>
          <table:table-cell/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60000">
            <text:p>4860000</text:p>
          </table:table-cell>
          <table:table-cell office:value-type="float" office:value="117511">
            <text:p>117511</text:p>
          </table:table-cell>
          <table:table-cell/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70000">
            <text:p>4870000</text:p>
          </table:table-cell>
          <table:table-cell office:value-type="float" office:value="129511">
            <text:p>129511</text:p>
          </table:table-cell>
          <table:table-cell/>
          <table:table-cell office:value-type="float" office:value="37506">
            <text:p>37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80000">
            <text:p>4880000</text:p>
          </table:table-cell>
          <table:table-cell office:value-type="float" office:value="117511">
            <text:p>117511</text:p>
          </table:table-cell>
          <table:table-cell/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90000">
            <text:p>4890000</text:p>
          </table:table-cell>
          <table:table-cell office:value-type="float" office:value="93509">
            <text:p>93509</text:p>
          </table:table-cell>
          <table:table-cell/>
          <table:table-cell office:value-type="float" office:value="37506">
            <text:p>37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00000">
            <text:p>4900000</text:p>
          </table:table-cell>
          <table:table-cell office:value-type="float" office:value="109510">
            <text:p>109510</text:p>
          </table:table-cell>
          <table:table-cell/>
          <table:table-cell office:value-type="float" office:value="37506">
            <text:p>37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10000">
            <text:p>4910000</text:p>
          </table:table-cell>
          <table:table-cell office:value-type="float" office:value="97509">
            <text:p>97509</text:p>
          </table:table-cell>
          <table:table-cell/>
          <table:table-cell office:value-type="float" office:value="37506">
            <text:p>37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20000">
            <text:p>4920000</text:p>
          </table:table-cell>
          <table:table-cell office:value-type="float" office:value="97509">
            <text:p>97509</text:p>
          </table:table-cell>
          <table:table-cell/>
          <table:table-cell office:value-type="float" office:value="33505">
            <text:p>335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30000">
            <text:p>4930000</text:p>
          </table:table-cell>
          <table:table-cell office:value-type="float" office:value="117511">
            <text:p>117511</text:p>
          </table:table-cell>
          <table:table-cell/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40000">
            <text:p>4940000</text:p>
          </table:table-cell>
          <table:table-cell office:value-type="float" office:value="101510">
            <text:p>101510</text:p>
          </table:table-cell>
          <table:table-cell/>
          <table:table-cell office:value-type="float" office:value="33505">
            <text:p>335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50000">
            <text:p>495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29505">
            <text:p>295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60000">
            <text:p>4960000</text:p>
          </table:table-cell>
          <table:table-cell office:value-type="float" office:value="117511">
            <text:p>117511</text:p>
          </table:table-cell>
          <table:table-cell/>
          <table:table-cell office:value-type="float" office:value="29505">
            <text:p>295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70000">
            <text:p>4970000</text:p>
          </table:table-cell>
          <table:table-cell office:value-type="float" office:value="141512">
            <text:p>141512</text:p>
          </table:table-cell>
          <table:table-cell/>
          <table:table-cell office:value-type="float" office:value="29505">
            <text:p>295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80000">
            <text:p>4980000</text:p>
          </table:table-cell>
          <table:table-cell office:value-type="float" office:value="145512">
            <text:p>145512</text:p>
          </table:table-cell>
          <table:table-cell/>
          <table:table-cell office:value-type="float" office:value="21505">
            <text:p>215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90000">
            <text:p>499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13504">
            <text:p>135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">
            <text:p>10000</text:p>
          </table:table-cell>
          <table:table-cell office:value-type="float" office:value="13504">
            <text:p>13504</text:p>
          </table:table-cell>
          <table:table-cell office:value-type="float" office:value="11823745">
            <text:p>11823745</text:p>
          </table:table-cell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00">
            <text:p>20000</text:p>
          </table:table-cell>
          <table:table-cell office:value-type="float" office:value="25505">
            <text:p>25505</text:p>
          </table:table-cell>
          <table:table-cell office:value-type="float" office:value="48762054">
            <text:p>48762054</text:p>
          </table:table-cell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000">
            <text:p>30000</text:p>
          </table:table-cell>
          <table:table-cell office:value-type="float" office:value="25505">
            <text:p>25505</text:p>
          </table:table-cell>
          <table:table-cell office:value-type="float" office:value="111041946">
            <text:p>111041946</text:p>
          </table:table-cell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000">
            <text:p>40000</text:p>
          </table:table-cell>
          <table:table-cell office:value-type="float" office:value="25505">
            <text:p>25505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">
            <text:p>50000</text:p>
          </table:table-cell>
          <table:table-cell office:value-type="float" office:value="29505">
            <text:p>29505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000">
            <text:p>60000</text:p>
          </table:table-cell>
          <table:table-cell office:value-type="float" office:value="33505">
            <text:p>33505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000">
            <text:p>70000</text:p>
          </table:table-cell>
          <table:table-cell office:value-type="float" office:value="29505">
            <text:p>29505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000">
            <text:p>80000</text:p>
          </table:table-cell>
          <table:table-cell office:value-type="float" office:value="29505">
            <text:p>29505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000">
            <text:p>90000</text:p>
          </table:table-cell>
          <table:table-cell office:value-type="float" office:value="33505">
            <text:p>33505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33505">
            <text:p>33505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000">
            <text:p>110000</text:p>
          </table:table-cell>
          <table:table-cell office:value-type="float" office:value="37506">
            <text:p>37506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000">
            <text:p>120000</text:p>
          </table:table-cell>
          <table:table-cell office:value-type="float" office:value="37506">
            <text:p>37506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000">
            <text:p>130000</text:p>
          </table:table-cell>
          <table:table-cell office:value-type="float" office:value="37506">
            <text:p>37506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000">
            <text:p>140000</text:p>
          </table:table-cell>
          <table:table-cell office:value-type="float" office:value="37506">
            <text:p>37506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000">
            <text:p>150000</text:p>
          </table:table-cell>
          <table:table-cell office:value-type="float" office:value="41506">
            <text:p>41506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000">
            <text:p>160000</text:p>
          </table:table-cell>
          <table:table-cell office:value-type="float" office:value="37506">
            <text:p>37506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0000">
            <text:p>170000</text:p>
          </table:table-cell>
          <table:table-cell office:value-type="float" office:value="37506">
            <text:p>37506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000">
            <text:p>180000</text:p>
          </table:table-cell>
          <table:table-cell office:value-type="float" office:value="41506">
            <text:p>41506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0000">
            <text:p>190000</text:p>
          </table:table-cell>
          <table:table-cell office:value-type="float" office:value="41506">
            <text:p>41506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000">
            <text:p>200000</text:p>
          </table:table-cell>
          <table:table-cell office:value-type="float" office:value="41506">
            <text:p>41506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000">
            <text:p>210000</text:p>
          </table:table-cell>
          <table:table-cell office:value-type="float" office:value="45506">
            <text:p>45506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000">
            <text:p>220000</text:p>
          </table:table-cell>
          <table:table-cell office:value-type="float" office:value="41506">
            <text:p>41506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000">
            <text:p>230000</text:p>
          </table:table-cell>
          <table:table-cell office:value-type="float" office:value="41506">
            <text:p>41506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000">
            <text:p>240000</text:p>
          </table:table-cell>
          <table:table-cell office:value-type="float" office:value="45506">
            <text:p>45506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000">
            <text:p>250000</text:p>
          </table:table-cell>
          <table:table-cell office:value-type="float" office:value="41506">
            <text:p>41506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000">
            <text:p>260000</text:p>
          </table:table-cell>
          <table:table-cell office:value-type="float" office:value="45506">
            <text:p>45506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0000">
            <text:p>270000</text:p>
          </table:table-cell>
          <table:table-cell office:value-type="float" office:value="45506">
            <text:p>45506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0000">
            <text:p>280000</text:p>
          </table:table-cell>
          <table:table-cell office:value-type="float" office:value="45506">
            <text:p>45506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0000">
            <text:p>290000</text:p>
          </table:table-cell>
          <table:table-cell office:value-type="float" office:value="41506">
            <text:p>41506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0000">
            <text:p>300000</text:p>
          </table:table-cell>
          <table:table-cell office:value-type="float" office:value="45506">
            <text:p>45506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0000">
            <text:p>310000</text:p>
          </table:table-cell>
          <table:table-cell office:value-type="float" office:value="45506">
            <text:p>45506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0000">
            <text:p>320000</text:p>
          </table:table-cell>
          <table:table-cell office:value-type="float" office:value="45506">
            <text:p>45506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0000">
            <text:p>330000</text:p>
          </table:table-cell>
          <table:table-cell office:value-type="float" office:value="45506">
            <text:p>45506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0000">
            <text:p>340000</text:p>
          </table:table-cell>
          <table:table-cell office:value-type="float" office:value="45506">
            <text:p>45506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0000">
            <text:p>350000</text:p>
          </table:table-cell>
          <table:table-cell office:value-type="float" office:value="49506">
            <text:p>49506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0000">
            <text:p>360000</text:p>
          </table:table-cell>
          <table:table-cell office:value-type="float" office:value="49506">
            <text:p>49506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0000">
            <text:p>37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0000">
            <text:p>380000</text:p>
          </table:table-cell>
          <table:table-cell office:value-type="float" office:value="49506">
            <text:p>49506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0000">
            <text:p>39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0000">
            <text:p>400000</text:p>
          </table:table-cell>
          <table:table-cell office:value-type="float" office:value="49506">
            <text:p>49506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0000">
            <text:p>410000</text:p>
          </table:table-cell>
          <table:table-cell office:value-type="float" office:value="49506">
            <text:p>49506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0000">
            <text:p>420000</text:p>
          </table:table-cell>
          <table:table-cell office:value-type="float" office:value="45506">
            <text:p>45506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0000">
            <text:p>43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0000">
            <text:p>440000</text:p>
          </table:table-cell>
          <table:table-cell office:value-type="float" office:value="45506">
            <text:p>45506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0000">
            <text:p>450000</text:p>
          </table:table-cell>
          <table:table-cell office:value-type="float" office:value="49506">
            <text:p>49506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0000">
            <text:p>460000</text:p>
          </table:table-cell>
          <table:table-cell office:value-type="float" office:value="49506">
            <text:p>49506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0000">
            <text:p>470000</text:p>
          </table:table-cell>
          <table:table-cell office:value-type="float" office:value="49506">
            <text:p>49506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0000">
            <text:p>480000</text:p>
          </table:table-cell>
          <table:table-cell office:value-type="float" office:value="49506">
            <text:p>49506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0000">
            <text:p>490000</text:p>
          </table:table-cell>
          <table:table-cell office:value-type="float" office:value="49506">
            <text:p>49506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">
            <text:p>50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0000">
            <text:p>510000</text:p>
          </table:table-cell>
          <table:table-cell office:value-type="float" office:value="49506">
            <text:p>49506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0000">
            <text:p>520000</text:p>
          </table:table-cell>
          <table:table-cell office:value-type="float" office:value="49506">
            <text:p>49506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0000">
            <text:p>53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0000">
            <text:p>54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0000">
            <text:p>55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0000">
            <text:p>560000</text:p>
          </table:table-cell>
          <table:table-cell office:value-type="float" office:value="49506">
            <text:p>49506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0000">
            <text:p>57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0000">
            <text:p>58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0000">
            <text:p>59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0000">
            <text:p>60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0000">
            <text:p>61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0000">
            <text:p>62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0000">
            <text:p>63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0000">
            <text:p>64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0000">
            <text:p>65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0000">
            <text:p>66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0000">
            <text:p>67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0000">
            <text:p>68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0000">
            <text:p>69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0000">
            <text:p>70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0000">
            <text:p>71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0000">
            <text:p>72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0000">
            <text:p>73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0000">
            <text:p>74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0000">
            <text:p>75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0000">
            <text:p>76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0000">
            <text:p>77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0000">
            <text:p>78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0000">
            <text:p>79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0000">
            <text:p>80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0000">
            <text:p>81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0000">
            <text:p>82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0000">
            <text:p>83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0000">
            <text:p>84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0000">
            <text:p>850000</text:p>
          </table:table-cell>
          <table:table-cell office:value-type="float" office:value="53507">
            <text:p>53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0000">
            <text:p>86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0000">
            <text:p>87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0000">
            <text:p>88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0000">
            <text:p>89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0000">
            <text:p>90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0000">
            <text:p>91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0000">
            <text:p>92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85509">
            <text:p>855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0000">
            <text:p>93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0000">
            <text:p>94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0000">
            <text:p>95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0000">
            <text:p>96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0000">
            <text:p>97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0000">
            <text:p>98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0000">
            <text:p>99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0000">
            <text:p>101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0000">
            <text:p>102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0000">
            <text:p>103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0000">
            <text:p>104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0000">
            <text:p>105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0000">
            <text:p>106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0000">
            <text:p>107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0000">
            <text:p>108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0000">
            <text:p>109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0000">
            <text:p>110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0000">
            <text:p>111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0000">
            <text:p>112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0000">
            <text:p>113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0000">
            <text:p>114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0000">
            <text:p>115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0000">
            <text:p>116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0000">
            <text:p>117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0000">
            <text:p>118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0000">
            <text:p>119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0000">
            <text:p>120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0000">
            <text:p>121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0000">
            <text:p>122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0000">
            <text:p>123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0000">
            <text:p>124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0000">
            <text:p>125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0000">
            <text:p>126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0000">
            <text:p>127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0000">
            <text:p>128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0000">
            <text:p>129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0000">
            <text:p>130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0000">
            <text:p>131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0000">
            <text:p>132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0000">
            <text:p>133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0000">
            <text:p>134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0000">
            <text:p>135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0000">
            <text:p>136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0000">
            <text:p>137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0000">
            <text:p>138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0000">
            <text:p>139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0000">
            <text:p>140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0000">
            <text:p>1410000</text:p>
          </table:table-cell>
          <table:table-cell office:value-type="float" office:value="57507">
            <text:p>57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0000">
            <text:p>142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0000">
            <text:p>143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0000">
            <text:p>144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0000">
            <text:p>145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0000">
            <text:p>146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0000">
            <text:p>147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0000">
            <text:p>148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0000">
            <text:p>149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0000">
            <text:p>150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0000">
            <text:p>151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0000">
            <text:p>152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0000">
            <text:p>153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0000">
            <text:p>154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0000">
            <text:p>155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0000">
            <text:p>156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0000">
            <text:p>157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0000">
            <text:p>158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0000">
            <text:p>159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0000">
            <text:p>160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0000">
            <text:p>161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0000">
            <text:p>162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0000">
            <text:p>163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0000">
            <text:p>164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0000">
            <text:p>165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0000">
            <text:p>166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70000">
            <text:p>167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0000">
            <text:p>168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0000">
            <text:p>169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00000">
            <text:p>170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0000">
            <text:p>171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0000">
            <text:p>172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0000">
            <text:p>173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0000">
            <text:p>174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0000">
            <text:p>175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60000">
            <text:p>176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70000">
            <text:p>177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80000">
            <text:p>178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90000">
            <text:p>1790000</text:p>
          </table:table-cell>
          <table:table-cell office:value-type="float" office:value="61507">
            <text:p>61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0000">
            <text:p>180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10000">
            <text:p>181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20000">
            <text:p>182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30000">
            <text:p>183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40000">
            <text:p>184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50000">
            <text:p>185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60000">
            <text:p>186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0000">
            <text:p>187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80000">
            <text:p>188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90000">
            <text:p>189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00000">
            <text:p>190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10000">
            <text:p>191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20000">
            <text:p>192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30000">
            <text:p>193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0000">
            <text:p>194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0000">
            <text:p>195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0000">
            <text:p>196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0000">
            <text:p>197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0000">
            <text:p>198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90000">
            <text:p>199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0000">
            <text:p>200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0000">
            <text:p>201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0000">
            <text:p>202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0000">
            <text:p>203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0000">
            <text:p>204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0000">
            <text:p>205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0000">
            <text:p>206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70000">
            <text:p>207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0000">
            <text:p>208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0000">
            <text:p>209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0000">
            <text:p>210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0000">
            <text:p>211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0000">
            <text:p>212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0000">
            <text:p>213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0000">
            <text:p>214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0000">
            <text:p>215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0000">
            <text:p>216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0000">
            <text:p>217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0000">
            <text:p>218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0000">
            <text:p>219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0000">
            <text:p>220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0000">
            <text:p>221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0000">
            <text:p>222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0000">
            <text:p>223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0000">
            <text:p>224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0000">
            <text:p>225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0000">
            <text:p>226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0000">
            <text:p>227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0000">
            <text:p>228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0000">
            <text:p>229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0000">
            <text:p>230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0000">
            <text:p>231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0000">
            <text:p>232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0000">
            <text:p>233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0000">
            <text:p>234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0000">
            <text:p>235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0000">
            <text:p>236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0000">
            <text:p>237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0000">
            <text:p>238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0000">
            <text:p>239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0000">
            <text:p>240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0000">
            <text:p>241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20000">
            <text:p>242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0000">
            <text:p>243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0000">
            <text:p>244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0000">
            <text:p>245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60000">
            <text:p>246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0000">
            <text:p>247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0000">
            <text:p>248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0000">
            <text:p>249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0000">
            <text:p>250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0000">
            <text:p>251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20000">
            <text:p>252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0000">
            <text:p>253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0000">
            <text:p>254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0000">
            <text:p>255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0000">
            <text:p>256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0000">
            <text:p>257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0000">
            <text:p>258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90000">
            <text:p>259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0000">
            <text:p>260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0000">
            <text:p>261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20000">
            <text:p>262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0000">
            <text:p>263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40000">
            <text:p>2640000</text:p>
          </table:table-cell>
          <table:table-cell office:value-type="float" office:value="65507">
            <text:p>65507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50000">
            <text:p>265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60000">
            <text:p>266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70000">
            <text:p>267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80000">
            <text:p>268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90000">
            <text:p>269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00000">
            <text:p>270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10000">
            <text:p>271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20000">
            <text:p>272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30000">
            <text:p>273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40000">
            <text:p>274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50000">
            <text:p>275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60000">
            <text:p>276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70000">
            <text:p>277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80000">
            <text:p>278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90000">
            <text:p>279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00000">
            <text:p>280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10000">
            <text:p>281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20000">
            <text:p>282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30000">
            <text:p>283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40000">
            <text:p>284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50000">
            <text:p>285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60000">
            <text:p>286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70000">
            <text:p>287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80000">
            <text:p>288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90000">
            <text:p>289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00000">
            <text:p>290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10000">
            <text:p>291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20000">
            <text:p>292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30000">
            <text:p>293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40000">
            <text:p>294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50000">
            <text:p>295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60000">
            <text:p>296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70000">
            <text:p>297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80000">
            <text:p>298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90000">
            <text:p>299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00000">
            <text:p>300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10000">
            <text:p>301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20000">
            <text:p>302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30000">
            <text:p>303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40000">
            <text:p>304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50000">
            <text:p>305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60000">
            <text:p>306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70000">
            <text:p>307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80000">
            <text:p>308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90000">
            <text:p>309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00000">
            <text:p>310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10000">
            <text:p>311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20000">
            <text:p>312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30000">
            <text:p>313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40000">
            <text:p>314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50000">
            <text:p>315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60000">
            <text:p>316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70000">
            <text:p>317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80000">
            <text:p>318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90000">
            <text:p>319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00000">
            <text:p>320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10000">
            <text:p>321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81508">
            <text:p>81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20000">
            <text:p>322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30000">
            <text:p>323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40000">
            <text:p>324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50000">
            <text:p>325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60000">
            <text:p>326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70000">
            <text:p>327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7508">
            <text:p>7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80000">
            <text:p>328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90000">
            <text:p>329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00000">
            <text:p>330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10000">
            <text:p>331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20000">
            <text:p>332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30000">
            <text:p>333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40000">
            <text:p>334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50000">
            <text:p>335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60000">
            <text:p>336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70000">
            <text:p>337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80000">
            <text:p>338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90000">
            <text:p>339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00000">
            <text:p>340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10000">
            <text:p>341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20000">
            <text:p>342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30000">
            <text:p>343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40000">
            <text:p>344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50000">
            <text:p>345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60000">
            <text:p>346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70000">
            <text:p>347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80000">
            <text:p>3480000</text:p>
          </table:table-cell>
          <table:table-cell office:value-type="float" office:value="69508">
            <text:p>69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90000">
            <text:p>349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00000">
            <text:p>350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10000">
            <text:p>351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20000">
            <text:p>352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30000">
            <text:p>353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40000">
            <text:p>354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50000">
            <text:p>355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60000">
            <text:p>356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70000">
            <text:p>357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80000">
            <text:p>358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90000">
            <text:p>359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00000">
            <text:p>360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10000">
            <text:p>361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20000">
            <text:p>362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30000">
            <text:p>363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40000">
            <text:p>364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50000">
            <text:p>365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60000">
            <text:p>366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70000">
            <text:p>367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80000">
            <text:p>368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90000">
            <text:p>369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00000">
            <text:p>370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10000">
            <text:p>371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20000">
            <text:p>372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30000">
            <text:p>373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40000">
            <text:p>374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50000">
            <text:p>375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60000">
            <text:p>376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70000">
            <text:p>377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73508">
            <text:p>73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80000">
            <text:p>378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90000">
            <text:p>379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00000">
            <text:p>380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69508">
            <text:p>69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10000">
            <text:p>381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20000">
            <text:p>382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30000">
            <text:p>383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40000">
            <text:p>384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50000">
            <text:p>385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60000">
            <text:p>386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70000">
            <text:p>387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80000">
            <text:p>388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90000">
            <text:p>389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00000">
            <text:p>390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10000">
            <text:p>391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65507">
            <text:p>65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20000">
            <text:p>392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30000">
            <text:p>393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40000">
            <text:p>394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50000">
            <text:p>395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60000">
            <text:p>396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70000">
            <text:p>397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80000">
            <text:p>398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90000">
            <text:p>399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00000">
            <text:p>400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10000">
            <text:p>401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20000">
            <text:p>402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30000">
            <text:p>403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40000">
            <text:p>404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50000">
            <text:p>405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60000">
            <text:p>406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70000">
            <text:p>407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80000">
            <text:p>408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0000">
            <text:p>409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00000">
            <text:p>410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10000">
            <text:p>411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20000">
            <text:p>412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30000">
            <text:p>413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40000">
            <text:p>414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50000">
            <text:p>415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60000">
            <text:p>416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70000">
            <text:p>417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80000">
            <text:p>418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90000">
            <text:p>419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00000">
            <text:p>420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10000">
            <text:p>421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20000">
            <text:p>422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30000">
            <text:p>423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40000">
            <text:p>424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50000">
            <text:p>425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60000">
            <text:p>426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70000">
            <text:p>427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80000">
            <text:p>428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90000">
            <text:p>429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00000">
            <text:p>430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10000">
            <text:p>431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20000">
            <text:p>432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30000">
            <text:p>433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40000">
            <text:p>434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50000">
            <text:p>435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7507">
            <text:p>57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60000">
            <text:p>436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70000">
            <text:p>437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80000">
            <text:p>438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61507">
            <text:p>61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90000">
            <text:p>439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00000">
            <text:p>440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10000">
            <text:p>441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20000">
            <text:p>442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30000">
            <text:p>443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40000">
            <text:p>444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50000">
            <text:p>445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60000">
            <text:p>446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70000">
            <text:p>447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80000">
            <text:p>448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90000">
            <text:p>449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00000">
            <text:p>450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10000">
            <text:p>451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20000">
            <text:p>452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30000">
            <text:p>453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40000">
            <text:p>454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50000">
            <text:p>455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60000">
            <text:p>456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70000">
            <text:p>457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80000">
            <text:p>458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90000">
            <text:p>459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00000">
            <text:p>460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10000">
            <text:p>4610000</text:p>
          </table:table-cell>
          <table:table-cell office:value-type="float" office:value="73508">
            <text:p>73508</text:p>
          </table:table-cell>
          <table:table-cell/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20000">
            <text:p>462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30000">
            <text:p>463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40000">
            <text:p>464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50000">
            <text:p>465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60000">
            <text:p>466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53507">
            <text:p>53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70000">
            <text:p>467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80000">
            <text:p>468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90000">
            <text:p>469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49506">
            <text:p>49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00000">
            <text:p>470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10000">
            <text:p>471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20000">
            <text:p>472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30000">
            <text:p>473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40000">
            <text:p>474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50000">
            <text:p>475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60000">
            <text:p>476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70000">
            <text:p>477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80000">
            <text:p>478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90000">
            <text:p>479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00000">
            <text:p>480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10000">
            <text:p>481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20000">
            <text:p>482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37506">
            <text:p>37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30000">
            <text:p>483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45506">
            <text:p>45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40000">
            <text:p>484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37506">
            <text:p>37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50000">
            <text:p>485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41506">
            <text:p>41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60000">
            <text:p>486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37506">
            <text:p>37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70000">
            <text:p>4870000</text:p>
          </table:table-cell>
          <table:table-cell office:value-type="float" office:value="77508">
            <text:p>77508</text:p>
          </table:table-cell>
          <table:table-cell/>
          <table:table-cell office:value-type="float" office:value="37506">
            <text:p>37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80000">
            <text:p>488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37506">
            <text:p>37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90000">
            <text:p>489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33505">
            <text:p>335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00000">
            <text:p>490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37506">
            <text:p>37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10000">
            <text:p>491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33505">
            <text:p>335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20000">
            <text:p>492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33505">
            <text:p>335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30000">
            <text:p>493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33505">
            <text:p>335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40000">
            <text:p>494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29505">
            <text:p>295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50000">
            <text:p>495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29505">
            <text:p>295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60000">
            <text:p>496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25505">
            <text:p>255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70000">
            <text:p>4970000</text:p>
          </table:table-cell>
          <table:table-cell office:value-type="float" office:value="85509">
            <text:p>85509</text:p>
          </table:table-cell>
          <table:table-cell/>
          <table:table-cell office:value-type="float" office:value="25505">
            <text:p>255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80000">
            <text:p>498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21505">
            <text:p>215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90000">
            <text:p>4990000</text:p>
          </table:table-cell>
          <table:table-cell office:value-type="float" office:value="81508">
            <text:p>81508</text:p>
          </table:table-cell>
          <table:table-cell/>
          <table:table-cell office:value-type="float" office:value="13504">
            <text:p>13504</text:p>
          </table:table-cell>
        </table:table-row>
      </table:table>
      <table:table table:name="Лист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1T22:19:02</dc:date>
    <dc:creator>Иван </dc:creator>
    <meta:document-statistic meta:table-count="2" meta:cell-count="3998" meta:object-count="2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52cm" svg:y="4.201cm" style:legend-expansion="high" chart:style-name="ch2"/>
        <chart:plot-area chart:style-name="ch3" table:cell-range-address="Лист1.B1:Лист1.C998" svg:x="1.326cm" svg:y="1.044cm" svg:width="12.141cm" svg:height="7.544cm">
          <chartooo:coordinate-region svg:x="2.688cm" svg:y="1.243cm" svg:width="10.129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C1:Лист1.C998" chart:class="chart:scatter">
            <chart:domain table:cell-range-address="Лист1.B1:Лист1.B998"/>
            <chart:data-point chart:repeated="9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Лист1.B1:Лист1.B998</svg:desc>
                </draw:g>
              </table:table-cell>
              <table:table-cell office:value-type="float" office:value="13504">
                <text:p>13504</text:p>
                <draw:g>
                  <svg:desc>Лист1.C1:Лист1.C9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21505">
                <text:p>21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25505">
                <text:p>25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29505">
                <text:p>29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29505">
                <text:p>29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29505">
                <text:p>29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33505">
                <text:p>335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33505">
                <text:p>33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3505">
                <text:p>335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">
                <text:p>11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">
                <text:p>12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">
                <text:p>13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">
                <text:p>14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">
                <text:p>15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">
                <text:p>16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">
                <text:p>17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">
                <text:p>18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">
                <text:p>19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">
                <text:p>20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0">
                <text:p>21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0">
                <text:p>22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0">
                <text:p>23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0">
                <text:p>24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0">
                <text:p>25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0">
                <text:p>26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0">
                <text:p>27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0">
                <text:p>28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0">
                <text:p>29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0">
                <text:p>30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0">
                <text:p>31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0">
                <text:p>32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0">
                <text:p>33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0">
                <text:p>34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0">
                <text:p>35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0">
                <text:p>36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0">
                <text:p>37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0">
                <text:p>38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0">
                <text:p>39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">
                <text:p>40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0">
                <text:p>41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0">
                <text:p>42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0">
                <text:p>43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0">
                <text:p>44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0">
                <text:p>45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0">
                <text:p>46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0">
                <text:p>47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0">
                <text:p>48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0">
                <text:p>49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0">
                <text:p>50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0">
                <text:p>51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0">
                <text:p>52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0">
                <text:p>53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0">
                <text:p>54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0">
                <text:p>55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0">
                <text:p>56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0">
                <text:p>57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0">
                <text:p>58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0">
                <text:p>59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0">
                <text:p>60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0">
                <text:p>61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0">
                <text:p>62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0">
                <text:p>63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0">
                <text:p>64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0">
                <text:p>65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0">
                <text:p>66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0">
                <text:p>67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0">
                <text:p>68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0">
                <text:p>69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0">
                <text:p>70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0">
                <text:p>71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0">
                <text:p>72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0">
                <text:p>73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0">
                <text:p>74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0">
                <text:p>75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0">
                <text:p>76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0">
                <text:p>77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0">
                <text:p>78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0">
                <text:p>79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0">
                <text:p>80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0">
                <text:p>81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0">
                <text:p>82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0">
                <text:p>83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0">
                <text:p>84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0">
                <text:p>85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0">
                <text:p>86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0">
                <text:p>87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0">
                <text:p>88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0">
                <text:p>89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0">
                <text:p>90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0">
                <text:p>91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0">
                <text:p>92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0">
                <text:p>93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0">
                <text:p>94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0">
                <text:p>95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0">
                <text:p>96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0">
                <text:p>97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0">
                <text:p>98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0">
                <text:p>99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0">
                <text:p>100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000">
                <text:p>101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000">
                <text:p>102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000">
                <text:p>103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000">
                <text:p>104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000">
                <text:p>105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000">
                <text:p>106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000">
                <text:p>107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000">
                <text:p>108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000">
                <text:p>109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000">
                <text:p>110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000">
                <text:p>111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000">
                <text:p>11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000">
                <text:p>113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000">
                <text:p>114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000">
                <text:p>115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000">
                <text:p>116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000">
                <text:p>117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000">
                <text:p>118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000">
                <text:p>119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000">
                <text:p>120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000">
                <text:p>121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000">
                <text:p>122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000">
                <text:p>123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000">
                <text:p>124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000">
                <text:p>125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000">
                <text:p>126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000">
                <text:p>127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000">
                <text:p>128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000">
                <text:p>129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000">
                <text:p>130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000">
                <text:p>131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000">
                <text:p>132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000">
                <text:p>133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000">
                <text:p>134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000">
                <text:p>135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000">
                <text:p>136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000">
                <text:p>137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000">
                <text:p>138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000">
                <text:p>139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000">
                <text:p>140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000">
                <text:p>141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000">
                <text:p>142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000">
                <text:p>143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000">
                <text:p>144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000">
                <text:p>145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000">
                <text:p>146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000">
                <text:p>147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000">
                <text:p>148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000">
                <text:p>149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000">
                <text:p>150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000">
                <text:p>151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000">
                <text:p>152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000">
                <text:p>153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000">
                <text:p>154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000">
                <text:p>155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000">
                <text:p>156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000">
                <text:p>157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000">
                <text:p>158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000">
                <text:p>159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000">
                <text:p>160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000">
                <text:p>161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000">
                <text:p>162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000">
                <text:p>163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000">
                <text:p>164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000">
                <text:p>165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000">
                <text:p>166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000">
                <text:p>167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000">
                <text:p>168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000">
                <text:p>16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000">
                <text:p>170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000">
                <text:p>171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000">
                <text:p>17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000">
                <text:p>173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000">
                <text:p>174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000">
                <text:p>175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000">
                <text:p>176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000">
                <text:p>177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000">
                <text:p>178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000">
                <text:p>17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000">
                <text:p>18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000">
                <text:p>18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000">
                <text:p>182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000">
                <text:p>183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000">
                <text:p>184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000">
                <text:p>18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000">
                <text:p>18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000">
                <text:p>18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000">
                <text:p>188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000">
                <text:p>18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000">
                <text:p>190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000">
                <text:p>191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000">
                <text:p>192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000">
                <text:p>193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000">
                <text:p>194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000">
                <text:p>19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000">
                <text:p>19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000">
                <text:p>197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000">
                <text:p>19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000">
                <text:p>199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000">
                <text:p>20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000">
                <text:p>20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000">
                <text:p>202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000">
                <text:p>20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000">
                <text:p>20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000">
                <text:p>20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000">
                <text:p>20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000">
                <text:p>207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000">
                <text:p>208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000">
                <text:p>209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000">
                <text:p>21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000">
                <text:p>211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000">
                <text:p>21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000">
                <text:p>213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000">
                <text:p>214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000">
                <text:p>21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000">
                <text:p>216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000">
                <text:p>21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000">
                <text:p>21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000">
                <text:p>219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000">
                <text:p>22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000">
                <text:p>221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000">
                <text:p>222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000">
                <text:p>22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000">
                <text:p>224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000">
                <text:p>225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000">
                <text:p>22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000">
                <text:p>22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000">
                <text:p>228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000">
                <text:p>22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000">
                <text:p>23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000">
                <text:p>23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000">
                <text:p>232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000">
                <text:p>23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000">
                <text:p>234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000">
                <text:p>235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000">
                <text:p>23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000">
                <text:p>237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000">
                <text:p>23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000">
                <text:p>23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000">
                <text:p>24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000">
                <text:p>241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000">
                <text:p>242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000">
                <text:p>243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000">
                <text:p>24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000">
                <text:p>24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000">
                <text:p>24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000">
                <text:p>247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000">
                <text:p>248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000">
                <text:p>24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000">
                <text:p>250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000">
                <text:p>251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000">
                <text:p>252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000">
                <text:p>253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000">
                <text:p>254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000">
                <text:p>255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000">
                <text:p>256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000">
                <text:p>25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000">
                <text:p>25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000">
                <text:p>25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000">
                <text:p>26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000">
                <text:p>26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000">
                <text:p>262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000">
                <text:p>26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000">
                <text:p>26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000">
                <text:p>26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000">
                <text:p>26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000">
                <text:p>26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000">
                <text:p>26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000">
                <text:p>26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000">
                <text:p>27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000">
                <text:p>27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000">
                <text:p>27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000">
                <text:p>27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000">
                <text:p>27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000">
                <text:p>27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000">
                <text:p>27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000">
                <text:p>277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000">
                <text:p>27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000">
                <text:p>27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000">
                <text:p>28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000">
                <text:p>28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000">
                <text:p>28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000">
                <text:p>283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000">
                <text:p>28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000">
                <text:p>28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000">
                <text:p>28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000">
                <text:p>28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000">
                <text:p>288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000">
                <text:p>289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000">
                <text:p>29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000">
                <text:p>291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000">
                <text:p>292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000">
                <text:p>29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000">
                <text:p>294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000">
                <text:p>295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000">
                <text:p>296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000">
                <text:p>297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000">
                <text:p>2980000</text:p>
              </table:table-cell>
              <table:table-cell office:value-type="float" office:value="101510">
                <text:p>10151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000">
                <text:p>29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000">
                <text:p>300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000">
                <text:p>301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000">
                <text:p>30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000">
                <text:p>303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000">
                <text:p>30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000">
                <text:p>305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000">
                <text:p>306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000">
                <text:p>307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000">
                <text:p>308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000">
                <text:p>30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000">
                <text:p>31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000">
                <text:p>311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000">
                <text:p>312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000">
                <text:p>313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000">
                <text:p>31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000">
                <text:p>31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000">
                <text:p>316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000">
                <text:p>317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000">
                <text:p>318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000">
                <text:p>319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000">
                <text:p>320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000">
                <text:p>321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000">
                <text:p>322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000">
                <text:p>323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000">
                <text:p>324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000">
                <text:p>32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000">
                <text:p>326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000">
                <text:p>327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000">
                <text:p>32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000">
                <text:p>329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000">
                <text:p>330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000">
                <text:p>331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000">
                <text:p>332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000">
                <text:p>33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000">
                <text:p>334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000">
                <text:p>33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000">
                <text:p>336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000">
                <text:p>337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000">
                <text:p>33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000">
                <text:p>339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000">
                <text:p>34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000">
                <text:p>341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000">
                <text:p>342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000">
                <text:p>343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000">
                <text:p>34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000">
                <text:p>345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000">
                <text:p>346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000">
                <text:p>347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000">
                <text:p>348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000">
                <text:p>349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000">
                <text:p>35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000">
                <text:p>351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000">
                <text:p>35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000">
                <text:p>353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000">
                <text:p>354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000">
                <text:p>355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000">
                <text:p>356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000">
                <text:p>35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000">
                <text:p>358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000">
                <text:p>35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000">
                <text:p>360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000">
                <text:p>361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000">
                <text:p>362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000">
                <text:p>363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000">
                <text:p>364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000">
                <text:p>365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000">
                <text:p>366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000">
                <text:p>367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000">
                <text:p>368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000">
                <text:p>369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000">
                <text:p>370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000">
                <text:p>371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000">
                <text:p>372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000">
                <text:p>373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000">
                <text:p>374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000">
                <text:p>375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000">
                <text:p>376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000">
                <text:p>377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000">
                <text:p>37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000">
                <text:p>37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000">
                <text:p>38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000">
                <text:p>381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000">
                <text:p>382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000">
                <text:p>383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000">
                <text:p>384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000">
                <text:p>385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000">
                <text:p>386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000">
                <text:p>387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000">
                <text:p>388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000">
                <text:p>389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000">
                <text:p>390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000">
                <text:p>391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000">
                <text:p>39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000">
                <text:p>393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000">
                <text:p>394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000">
                <text:p>395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000">
                <text:p>396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000">
                <text:p>397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000">
                <text:p>398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000">
                <text:p>399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000">
                <text:p>40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000">
                <text:p>401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000">
                <text:p>402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000">
                <text:p>40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000">
                <text:p>404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000">
                <text:p>405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000">
                <text:p>406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000">
                <text:p>407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000">
                <text:p>4080000</text:p>
              </table:table-cell>
              <table:table-cell office:value-type="float" office:value="101510">
                <text:p>10151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000">
                <text:p>409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000">
                <text:p>410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000">
                <text:p>411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000">
                <text:p>412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000">
                <text:p>413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000">
                <text:p>414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000">
                <text:p>415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000">
                <text:p>416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000">
                <text:p>417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000">
                <text:p>418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000">
                <text:p>419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000">
                <text:p>420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000">
                <text:p>421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000">
                <text:p>422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000">
                <text:p>423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000">
                <text:p>424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000">
                <text:p>425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000">
                <text:p>426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000">
                <text:p>427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000">
                <text:p>428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000">
                <text:p>429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000">
                <text:p>430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000">
                <text:p>431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000">
                <text:p>432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000">
                <text:p>433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000">
                <text:p>434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000">
                <text:p>43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000">
                <text:p>436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000">
                <text:p>43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000">
                <text:p>438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000">
                <text:p>43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000">
                <text:p>44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000">
                <text:p>44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000">
                <text:p>4420000</text:p>
              </table:table-cell>
              <table:table-cell office:value-type="float" office:value="105510">
                <text:p>10551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000">
                <text:p>44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000">
                <text:p>44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000">
                <text:p>44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000">
                <text:p>44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000">
                <text:p>44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000">
                <text:p>448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000">
                <text:p>449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000">
                <text:p>450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000">
                <text:p>451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000">
                <text:p>452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000">
                <text:p>453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000">
                <text:p>454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000">
                <text:p>455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000">
                <text:p>45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000">
                <text:p>45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000">
                <text:p>4580000</text:p>
              </table:table-cell>
              <table:table-cell office:value-type="float" office:value="117511">
                <text:p>11751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000">
                <text:p>4590000</text:p>
              </table:table-cell>
              <table:table-cell office:value-type="float" office:value="113510">
                <text:p>11351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000">
                <text:p>4600000</text:p>
              </table:table-cell>
              <table:table-cell office:value-type="float" office:value="101510">
                <text:p>10151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000">
                <text:p>4610000</text:p>
              </table:table-cell>
              <table:table-cell office:value-type="float" office:value="101510">
                <text:p>10151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000">
                <text:p>4620000</text:p>
              </table:table-cell>
              <table:table-cell office:value-type="float" office:value="109510">
                <text:p>10951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000">
                <text:p>4630000</text:p>
              </table:table-cell>
              <table:table-cell office:value-type="float" office:value="105510">
                <text:p>10551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000">
                <text:p>464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000">
                <text:p>4650000</text:p>
              </table:table-cell>
              <table:table-cell office:value-type="float" office:value="109510">
                <text:p>10951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000">
                <text:p>4660000</text:p>
              </table:table-cell>
              <table:table-cell office:value-type="float" office:value="113510">
                <text:p>11351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000">
                <text:p>4670000</text:p>
              </table:table-cell>
              <table:table-cell office:value-type="float" office:value="117511">
                <text:p>11751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000">
                <text:p>4680000</text:p>
              </table:table-cell>
              <table:table-cell office:value-type="float" office:value="101510">
                <text:p>10151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000">
                <text:p>4690000</text:p>
              </table:table-cell>
              <table:table-cell office:value-type="float" office:value="105510">
                <text:p>10551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000">
                <text:p>4700000</text:p>
              </table:table-cell>
              <table:table-cell office:value-type="float" office:value="105510">
                <text:p>10551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000">
                <text:p>471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000">
                <text:p>4720000</text:p>
              </table:table-cell>
              <table:table-cell office:value-type="float" office:value="109510">
                <text:p>10951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000">
                <text:p>4730000</text:p>
              </table:table-cell>
              <table:table-cell office:value-type="float" office:value="113510">
                <text:p>11351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000">
                <text:p>4740000</text:p>
              </table:table-cell>
              <table:table-cell office:value-type="float" office:value="113510">
                <text:p>11351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000">
                <text:p>4750000</text:p>
              </table:table-cell>
              <table:table-cell office:value-type="float" office:value="113510">
                <text:p>11351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000">
                <text:p>4760000</text:p>
              </table:table-cell>
              <table:table-cell office:value-type="float" office:value="101510">
                <text:p>10151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000">
                <text:p>4770000</text:p>
              </table:table-cell>
              <table:table-cell office:value-type="float" office:value="109510">
                <text:p>10951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000">
                <text:p>478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000">
                <text:p>4790000</text:p>
              </table:table-cell>
              <table:table-cell office:value-type="float" office:value="105510">
                <text:p>10551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000">
                <text:p>480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000">
                <text:p>4810000</text:p>
              </table:table-cell>
              <table:table-cell office:value-type="float" office:value="105510">
                <text:p>10551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000">
                <text:p>482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000">
                <text:p>4830000</text:p>
              </table:table-cell>
              <table:table-cell office:value-type="float" office:value="133512">
                <text:p>1335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000">
                <text:p>4840000</text:p>
              </table:table-cell>
              <table:table-cell office:value-type="float" office:value="105510">
                <text:p>10551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000">
                <text:p>4850000</text:p>
              </table:table-cell>
              <table:table-cell office:value-type="float" office:value="125511">
                <text:p>1255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000">
                <text:p>4860000</text:p>
              </table:table-cell>
              <table:table-cell office:value-type="float" office:value="117511">
                <text:p>1175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000">
                <text:p>4870000</text:p>
              </table:table-cell>
              <table:table-cell office:value-type="float" office:value="129511">
                <text:p>1295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000">
                <text:p>4880000</text:p>
              </table:table-cell>
              <table:table-cell office:value-type="float" office:value="117511">
                <text:p>1175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000">
                <text:p>489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000">
                <text:p>4900000</text:p>
              </table:table-cell>
              <table:table-cell office:value-type="float" office:value="109510">
                <text:p>10951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000">
                <text:p>491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000">
                <text:p>492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000">
                <text:p>4930000</text:p>
              </table:table-cell>
              <table:table-cell office:value-type="float" office:value="117511">
                <text:p>1175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000">
                <text:p>4940000</text:p>
              </table:table-cell>
              <table:table-cell office:value-type="float" office:value="101510">
                <text:p>10151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000">
                <text:p>49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000">
                <text:p>4960000</text:p>
              </table:table-cell>
              <table:table-cell office:value-type="float" office:value="117511">
                <text:p>11751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000">
                <text:p>4970000</text:p>
              </table:table-cell>
              <table:table-cell office:value-type="float" office:value="141512">
                <text:p>1415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000">
                <text:p>4980000</text:p>
              </table:table-cell>
              <table:table-cell office:value-type="float" office:value="145512">
                <text:p>14551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000">
                <text:p>499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00">
                <text:p>10000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0000">
                <text:p>20000</text:p>
              </table:table-cell>
              <table:table-cell office:value-type="float" office:value="25505">
                <text:p>2550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0000">
                <text:p>30000</text:p>
              </table:table-cell>
              <table:table-cell office:value-type="float" office:value="25505">
                <text:p>2550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0000">
                <text:p>40000</text:p>
              </table:table-cell>
              <table:table-cell office:value-type="float" office:value="25505">
                <text:p>2550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000">
                <text:p>50000</text:p>
              </table:table-cell>
              <table:table-cell office:value-type="float" office:value="29505">
                <text:p>2950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0000">
                <text:p>60000</text:p>
              </table:table-cell>
              <table:table-cell office:value-type="float" office:value="33505">
                <text:p>3350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0000">
                <text:p>70000</text:p>
              </table:table-cell>
              <table:table-cell office:value-type="float" office:value="29505">
                <text:p>295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0000">
                <text:p>80000</text:p>
              </table:table-cell>
              <table:table-cell office:value-type="float" office:value="29505">
                <text:p>2950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0000">
                <text:p>90000</text:p>
              </table:table-cell>
              <table:table-cell office:value-type="float" office:value="33505">
                <text:p>3350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0000">
                <text:p>100000</text:p>
              </table:table-cell>
              <table:table-cell office:value-type="float" office:value="33505">
                <text:p>3350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0000">
                <text:p>11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0000">
                <text:p>12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30000">
                <text:p>13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0000">
                <text:p>14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0000">
                <text:p>15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0000">
                <text:p>16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0000">
                <text:p>17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80000">
                <text:p>18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90000">
                <text:p>19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00000">
                <text:p>20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10000">
                <text:p>21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20000">
                <text:p>22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30000">
                <text:p>23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40000">
                <text:p>24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50000">
                <text:p>25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0000">
                <text:p>26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70000">
                <text:p>27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80000">
                <text:p>28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90000">
                <text:p>29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00000">
                <text:p>30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10000">
                <text:p>31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20000">
                <text:p>32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30000">
                <text:p>33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40000">
                <text:p>34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50000">
                <text:p>35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60000">
                <text:p>36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70000">
                <text:p>37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80000">
                <text:p>38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90000">
                <text:p>39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00000">
                <text:p>40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10000">
                <text:p>41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20000">
                <text:p>42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30000">
                <text:p>43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40000">
                <text:p>44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50000">
                <text:p>45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60000">
                <text:p>46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70000">
                <text:p>47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80000">
                <text:p>48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90000">
                <text:p>49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00000">
                <text:p>50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10000">
                <text:p>51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20000">
                <text:p>52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30000">
                <text:p>53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40000">
                <text:p>54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0000">
                <text:p>55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60000">
                <text:p>56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70000">
                <text:p>57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80000">
                <text:p>58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90000">
                <text:p>59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00000">
                <text:p>60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10000">
                <text:p>61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20000">
                <text:p>62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30000">
                <text:p>63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40000">
                <text:p>64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50000">
                <text:p>65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60000">
                <text:p>66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70000">
                <text:p>67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80000">
                <text:p>68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90000">
                <text:p>69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00000">
                <text:p>70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10000">
                <text:p>71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20000">
                <text:p>72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30000">
                <text:p>73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40000">
                <text:p>74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50000">
                <text:p>75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60000">
                <text:p>76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70000">
                <text:p>77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80000">
                <text:p>78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90000">
                <text:p>79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00000">
                <text:p>80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10000">
                <text:p>81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20000">
                <text:p>82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30000">
                <text:p>83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40000">
                <text:p>84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50000">
                <text:p>85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60000">
                <text:p>86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70000">
                <text:p>87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80000">
                <text:p>88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90000">
                <text:p>89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00000">
                <text:p>90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10000">
                <text:p>91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20000">
                <text:p>92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30000">
                <text:p>93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40000">
                <text:p>94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50000">
                <text:p>95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60000">
                <text:p>96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70000">
                <text:p>97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80000">
                <text:p>98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90000">
                <text:p>99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00000">
                <text:p>100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10000">
                <text:p>101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20000">
                <text:p>102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30000">
                <text:p>103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40000">
                <text:p>104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50000">
                <text:p>105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60000">
                <text:p>106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70000">
                <text:p>107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80000">
                <text:p>108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90000">
                <text:p>109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100000">
                <text:p>110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110000">
                <text:p>111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20000">
                <text:p>112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30000">
                <text:p>113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140000">
                <text:p>114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150000">
                <text:p>115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160000">
                <text:p>116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170000">
                <text:p>117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180000">
                <text:p>118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190000">
                <text:p>119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00000">
                <text:p>120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10000">
                <text:p>121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20000">
                <text:p>122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30000">
                <text:p>123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0000">
                <text:p>124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50000">
                <text:p>125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60000">
                <text:p>126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70000">
                <text:p>127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80000">
                <text:p>128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90000">
                <text:p>129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00000">
                <text:p>130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10000">
                <text:p>131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20000">
                <text:p>132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30000">
                <text:p>133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40000">
                <text:p>134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50000">
                <text:p>135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60000">
                <text:p>136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70000">
                <text:p>137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80000">
                <text:p>138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90000">
                <text:p>139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00000">
                <text:p>140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10000">
                <text:p>141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20000">
                <text:p>142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30000">
                <text:p>143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40000">
                <text:p>144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50000">
                <text:p>145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60000">
                <text:p>146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70000">
                <text:p>147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80000">
                <text:p>148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90000">
                <text:p>149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00000">
                <text:p>150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10000">
                <text:p>151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20000">
                <text:p>152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530000">
                <text:p>153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40000">
                <text:p>154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550000">
                <text:p>155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560000">
                <text:p>156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70000">
                <text:p>157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580000">
                <text:p>158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590000">
                <text:p>159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600000">
                <text:p>160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610000">
                <text:p>161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620000">
                <text:p>162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630000">
                <text:p>163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640000">
                <text:p>164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650000">
                <text:p>165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660000">
                <text:p>166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670000">
                <text:p>167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680000">
                <text:p>168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690000">
                <text:p>169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700000">
                <text:p>170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710000">
                <text:p>171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720000">
                <text:p>172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730000">
                <text:p>173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740000">
                <text:p>174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750000">
                <text:p>175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760000">
                <text:p>176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70000">
                <text:p>177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780000">
                <text:p>178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790000">
                <text:p>179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800000">
                <text:p>180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810000">
                <text:p>181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820000">
                <text:p>182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830000">
                <text:p>183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840000">
                <text:p>184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850000">
                <text:p>185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860000">
                <text:p>186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870000">
                <text:p>187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880000">
                <text:p>188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890000">
                <text:p>189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900000">
                <text:p>190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910000">
                <text:p>191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920000">
                <text:p>192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930000">
                <text:p>193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940000">
                <text:p>194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950000">
                <text:p>195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960000">
                <text:p>196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970000">
                <text:p>197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980000">
                <text:p>198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990000">
                <text:p>199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000000">
                <text:p>200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010000">
                <text:p>201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020000">
                <text:p>202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030000">
                <text:p>203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040000">
                <text:p>204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050000">
                <text:p>205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060000">
                <text:p>206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070000">
                <text:p>207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080000">
                <text:p>208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090000">
                <text:p>209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100000">
                <text:p>210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110000">
                <text:p>211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120000">
                <text:p>212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130000">
                <text:p>213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140000">
                <text:p>214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150000">
                <text:p>215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160000">
                <text:p>216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170000">
                <text:p>217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180000">
                <text:p>218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190000">
                <text:p>219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200000">
                <text:p>220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210000">
                <text:p>221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220000">
                <text:p>222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230000">
                <text:p>223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240000">
                <text:p>224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250000">
                <text:p>225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260000">
                <text:p>226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270000">
                <text:p>227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280000">
                <text:p>228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290000">
                <text:p>229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300000">
                <text:p>230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310000">
                <text:p>231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320000">
                <text:p>232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330000">
                <text:p>233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340000">
                <text:p>234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350000">
                <text:p>235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360000">
                <text:p>236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370000">
                <text:p>237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380000">
                <text:p>238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390000">
                <text:p>239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400000">
                <text:p>240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410000">
                <text:p>241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420000">
                <text:p>242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430000">
                <text:p>243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440000">
                <text:p>244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450000">
                <text:p>245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460000">
                <text:p>246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470000">
                <text:p>247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480000">
                <text:p>248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490000">
                <text:p>249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500000">
                <text:p>250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510000">
                <text:p>251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520000">
                <text:p>252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530000">
                <text:p>253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540000">
                <text:p>254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550000">
                <text:p>255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560000">
                <text:p>256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570000">
                <text:p>257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580000">
                <text:p>258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590000">
                <text:p>259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600000">
                <text:p>260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610000">
                <text:p>261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620000">
                <text:p>262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630000">
                <text:p>263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640000">
                <text:p>264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650000">
                <text:p>265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660000">
                <text:p>266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670000">
                <text:p>267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680000">
                <text:p>268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690000">
                <text:p>26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700000">
                <text:p>270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710000">
                <text:p>271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720000">
                <text:p>272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730000">
                <text:p>273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740000">
                <text:p>27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750000">
                <text:p>27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760000">
                <text:p>276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770000">
                <text:p>27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780000">
                <text:p>278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790000">
                <text:p>279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800000">
                <text:p>280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810000">
                <text:p>28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820000">
                <text:p>282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830000">
                <text:p>28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840000">
                <text:p>28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850000">
                <text:p>285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860000">
                <text:p>28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870000">
                <text:p>28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880000">
                <text:p>28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890000">
                <text:p>28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900000">
                <text:p>290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910000">
                <text:p>291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920000">
                <text:p>292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930000">
                <text:p>293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940000">
                <text:p>29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950000">
                <text:p>29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960000">
                <text:p>296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970000">
                <text:p>297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980000">
                <text:p>29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990000">
                <text:p>299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000000">
                <text:p>30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010000">
                <text:p>301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020000">
                <text:p>30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030000">
                <text:p>30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040000">
                <text:p>30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050000">
                <text:p>305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060000">
                <text:p>30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070000">
                <text:p>307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080000">
                <text:p>30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090000">
                <text:p>30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100000">
                <text:p>31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110000">
                <text:p>31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120000">
                <text:p>31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130000">
                <text:p>31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140000">
                <text:p>31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150000">
                <text:p>315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160000">
                <text:p>31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170000">
                <text:p>317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180000">
                <text:p>31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190000">
                <text:p>319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200000">
                <text:p>32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210000">
                <text:p>321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220000">
                <text:p>32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230000">
                <text:p>32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240000">
                <text:p>32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250000">
                <text:p>32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260000">
                <text:p>32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270000">
                <text:p>32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280000">
                <text:p>32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290000">
                <text:p>329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300000">
                <text:p>33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310000">
                <text:p>33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320000">
                <text:p>33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330000">
                <text:p>333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340000">
                <text:p>33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350000">
                <text:p>33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360000">
                <text:p>33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370000">
                <text:p>33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380000">
                <text:p>33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390000">
                <text:p>339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400000">
                <text:p>34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410000">
                <text:p>34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420000">
                <text:p>34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430000">
                <text:p>34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440000">
                <text:p>34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450000">
                <text:p>34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460000">
                <text:p>34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470000">
                <text:p>347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480000">
                <text:p>348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490000">
                <text:p>34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500000">
                <text:p>35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510000">
                <text:p>35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520000">
                <text:p>35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530000">
                <text:p>35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540000">
                <text:p>35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550000">
                <text:p>35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560000">
                <text:p>35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570000">
                <text:p>35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580000">
                <text:p>35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590000">
                <text:p>35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600000">
                <text:p>36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610000">
                <text:p>36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620000">
                <text:p>36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630000">
                <text:p>36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640000">
                <text:p>36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650000">
                <text:p>36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660000">
                <text:p>36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670000">
                <text:p>36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680000">
                <text:p>36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690000">
                <text:p>36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700000">
                <text:p>37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710000">
                <text:p>37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720000">
                <text:p>37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730000">
                <text:p>37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740000">
                <text:p>37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750000">
                <text:p>37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760000">
                <text:p>37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770000">
                <text:p>37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780000">
                <text:p>37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790000">
                <text:p>37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800000">
                <text:p>38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810000">
                <text:p>38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820000">
                <text:p>38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830000">
                <text:p>38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840000">
                <text:p>38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850000">
                <text:p>38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860000">
                <text:p>38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870000">
                <text:p>38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880000">
                <text:p>38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890000">
                <text:p>38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900000">
                <text:p>39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910000">
                <text:p>39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920000">
                <text:p>39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930000">
                <text:p>39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940000">
                <text:p>39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950000">
                <text:p>39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960000">
                <text:p>39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970000">
                <text:p>39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980000">
                <text:p>39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990000">
                <text:p>39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000000">
                <text:p>40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010000">
                <text:p>40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020000">
                <text:p>40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030000">
                <text:p>40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040000">
                <text:p>40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050000">
                <text:p>40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060000">
                <text:p>40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070000">
                <text:p>40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080000">
                <text:p>40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090000">
                <text:p>40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100000">
                <text:p>41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110000">
                <text:p>41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120000">
                <text:p>41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130000">
                <text:p>41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140000">
                <text:p>41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150000">
                <text:p>41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160000">
                <text:p>41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170000">
                <text:p>41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180000">
                <text:p>41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190000">
                <text:p>41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200000">
                <text:p>42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210000">
                <text:p>42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220000">
                <text:p>42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230000">
                <text:p>42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240000">
                <text:p>42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250000">
                <text:p>42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260000">
                <text:p>42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270000">
                <text:p>42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280000">
                <text:p>42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290000">
                <text:p>429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300000">
                <text:p>43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310000">
                <text:p>43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320000">
                <text:p>43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330000">
                <text:p>43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340000">
                <text:p>43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350000">
                <text:p>43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360000">
                <text:p>43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370000">
                <text:p>43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380000">
                <text:p>43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390000">
                <text:p>43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400000">
                <text:p>44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410000">
                <text:p>44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420000">
                <text:p>44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430000">
                <text:p>44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440000">
                <text:p>44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450000">
                <text:p>44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460000">
                <text:p>44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470000">
                <text:p>44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480000">
                <text:p>44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490000">
                <text:p>44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500000">
                <text:p>45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510000">
                <text:p>45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520000">
                <text:p>45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530000">
                <text:p>45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540000">
                <text:p>45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550000">
                <text:p>45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560000">
                <text:p>45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570000">
                <text:p>45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580000">
                <text:p>458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590000">
                <text:p>45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600000">
                <text:p>46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610000">
                <text:p>46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620000">
                <text:p>46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630000">
                <text:p>46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640000">
                <text:p>46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650000">
                <text:p>46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660000">
                <text:p>466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670000">
                <text:p>46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680000">
                <text:p>46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690000">
                <text:p>46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700000">
                <text:p>47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710000">
                <text:p>471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720000">
                <text:p>47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730000">
                <text:p>473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740000">
                <text:p>47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750000">
                <text:p>47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760000">
                <text:p>47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770000">
                <text:p>47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780000">
                <text:p>47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790000">
                <text:p>47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800000">
                <text:p>48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810000">
                <text:p>48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820000">
                <text:p>48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830000">
                <text:p>48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840000">
                <text:p>48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850000">
                <text:p>48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860000">
                <text:p>48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870000">
                <text:p>48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880000">
                <text:p>488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890000">
                <text:p>489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900000">
                <text:p>49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910000">
                <text:p>491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920000">
                <text:p>492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930000">
                <text:p>493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940000">
                <text:p>494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950000">
                <text:p>495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960000">
                <text:p>496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970000">
                <text:p>497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980000">
                <text:p>498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990000">
                <text:p>4990000</text:p>
              </table:table-cell>
              <table:table-cell office:value-type="float" office:value="81508">
                <text:p>815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52cm" svg:y="4.201cm" style:legend-expansion="high" chart:style-name="ch2"/>
        <chart:plot-area chart:style-name="ch3" table:cell-range-address="Лист1.B1:Лист1.B998 Лист1.E1:Лист1.E998" svg:x="0.77cm" svg:y="0.855cm" svg:width="12.142cm" svg:height="7.545cm">
          <chartooo:coordinate-region svg:x="2.132cm" svg:y="1.054cm" svg:width="10.1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E1:Лист1.E998" chart:class="chart:scatter">
            <chart:domain table:cell-range-address="Лист1.B1:Лист1.B998"/>
            <chart:data-point chart:repeated="9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Лист1.B1:Лист1.B998</svg:desc>
                </draw:g>
              </table:table-cell>
              <table:table-cell office:value-type="float" office:value="109510">
                <text:p>109510</text:p>
                <draw:g>
                  <svg:desc>Лист1.E1:Лист1.E9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101510">
                <text:p>1015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">
                <text:p>1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">
                <text:p>1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">
                <text:p>1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">
                <text:p>14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">
                <text:p>1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">
                <text:p>1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">
                <text:p>1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">
                <text:p>18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">
                <text:p>19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">
                <text:p>2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0">
                <text:p>2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0">
                <text:p>22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0">
                <text:p>2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0">
                <text:p>24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0">
                <text:p>2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0">
                <text:p>2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0">
                <text:p>27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0">
                <text:p>28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0">
                <text:p>29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0">
                <text:p>30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0">
                <text:p>31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0">
                <text:p>32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0">
                <text:p>33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0">
                <text:p>3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0">
                <text:p>3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0">
                <text:p>36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0">
                <text:p>3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0">
                <text:p>38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0">
                <text:p>39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">
                <text:p>40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0">
                <text:p>4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0">
                <text:p>4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0">
                <text:p>43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0">
                <text:p>44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0">
                <text:p>45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0">
                <text:p>46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0">
                <text:p>47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0">
                <text:p>48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0">
                <text:p>49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0">
                <text:p>50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0">
                <text:p>51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0">
                <text:p>52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0">
                <text:p>53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0">
                <text:p>54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0">
                <text:p>55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0">
                <text:p>56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0">
                <text:p>5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0">
                <text:p>58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0">
                <text:p>59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0">
                <text:p>60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0">
                <text:p>61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0">
                <text:p>62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0">
                <text:p>63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0">
                <text:p>64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0">
                <text:p>65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0">
                <text:p>66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0">
                <text:p>67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0">
                <text:p>68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0">
                <text:p>69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0">
                <text:p>70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0">
                <text:p>71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0">
                <text:p>720000</text:p>
              </table:table-cell>
              <table:table-cell office:value-type="float" office:value="105510">
                <text:p>1055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0">
                <text:p>73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0">
                <text:p>74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0">
                <text:p>75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0">
                <text:p>76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0">
                <text:p>77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0">
                <text:p>78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0">
                <text:p>79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0">
                <text:p>80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0">
                <text:p>81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0">
                <text:p>82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0">
                <text:p>83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0">
                <text:p>84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0">
                <text:p>85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0">
                <text:p>860000</text:p>
              </table:table-cell>
              <table:table-cell office:value-type="float" office:value="101510">
                <text:p>1015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0">
                <text:p>87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0">
                <text:p>88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0">
                <text:p>8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0">
                <text:p>9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0">
                <text:p>9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0">
                <text:p>9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0">
                <text:p>93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0">
                <text:p>94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0">
                <text:p>95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0">
                <text:p>96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0">
                <text:p>97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0">
                <text:p>98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0">
                <text:p>99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0">
                <text:p>10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000">
                <text:p>101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000">
                <text:p>102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000">
                <text:p>103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000">
                <text:p>104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000">
                <text:p>105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000">
                <text:p>106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000">
                <text:p>107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000">
                <text:p>108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000">
                <text:p>109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000">
                <text:p>110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000">
                <text:p>111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000">
                <text:p>112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000">
                <text:p>113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000">
                <text:p>114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000">
                <text:p>115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000">
                <text:p>116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000">
                <text:p>117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000">
                <text:p>118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000">
                <text:p>119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000">
                <text:p>120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000">
                <text:p>121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000">
                <text:p>122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000">
                <text:p>123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000">
                <text:p>12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000">
                <text:p>125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000">
                <text:p>12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000">
                <text:p>127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000">
                <text:p>128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000">
                <text:p>129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000">
                <text:p>13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000">
                <text:p>131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000">
                <text:p>132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000">
                <text:p>133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000">
                <text:p>134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000">
                <text:p>135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000">
                <text:p>136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000">
                <text:p>137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000">
                <text:p>138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000">
                <text:p>139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000">
                <text:p>140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000">
                <text:p>141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000">
                <text:p>142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000">
                <text:p>143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000">
                <text:p>144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000">
                <text:p>145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000">
                <text:p>14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000">
                <text:p>147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000">
                <text:p>1480000</text:p>
              </table:table-cell>
              <table:table-cell office:value-type="float" office:value="101510">
                <text:p>10151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000">
                <text:p>149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000">
                <text:p>15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000">
                <text:p>151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000">
                <text:p>152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000">
                <text:p>153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000">
                <text:p>15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000">
                <text:p>155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000">
                <text:p>156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000">
                <text:p>157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000">
                <text:p>15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000">
                <text:p>159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000">
                <text:p>16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000">
                <text:p>161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000">
                <text:p>162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000">
                <text:p>163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000">
                <text:p>164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000">
                <text:p>165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000">
                <text:p>166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000">
                <text:p>1670000</text:p>
              </table:table-cell>
              <table:table-cell office:value-type="float" office:value="105510">
                <text:p>10551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000">
                <text:p>168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000">
                <text:p>169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000">
                <text:p>17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000">
                <text:p>171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000">
                <text:p>1720000</text:p>
              </table:table-cell>
              <table:table-cell office:value-type="float" office:value="105510">
                <text:p>1055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000">
                <text:p>173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000">
                <text:p>174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000">
                <text:p>175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000">
                <text:p>176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000">
                <text:p>177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000">
                <text:p>178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000">
                <text:p>179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000">
                <text:p>180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000">
                <text:p>181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000">
                <text:p>182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000">
                <text:p>183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000">
                <text:p>184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000">
                <text:p>185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000">
                <text:p>186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000">
                <text:p>187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000">
                <text:p>188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000">
                <text:p>18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000">
                <text:p>19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000">
                <text:p>191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000">
                <text:p>192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000">
                <text:p>193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000">
                <text:p>194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000">
                <text:p>195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000">
                <text:p>196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000">
                <text:p>197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000">
                <text:p>19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000">
                <text:p>199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000">
                <text:p>200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000">
                <text:p>201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000">
                <text:p>202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000">
                <text:p>203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000">
                <text:p>204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000">
                <text:p>205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000">
                <text:p>20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000">
                <text:p>20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000">
                <text:p>20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000">
                <text:p>20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000">
                <text:p>21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000">
                <text:p>211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000">
                <text:p>212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000">
                <text:p>213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000">
                <text:p>21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000">
                <text:p>215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000">
                <text:p>216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000">
                <text:p>217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000">
                <text:p>218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000">
                <text:p>219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000">
                <text:p>22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000">
                <text:p>22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000">
                <text:p>222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000">
                <text:p>223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000">
                <text:p>224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000">
                <text:p>225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000">
                <text:p>22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000">
                <text:p>227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000">
                <text:p>22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000">
                <text:p>229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000">
                <text:p>23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000">
                <text:p>23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000">
                <text:p>232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000">
                <text:p>23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000">
                <text:p>23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000">
                <text:p>23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000">
                <text:p>23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000">
                <text:p>23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000">
                <text:p>238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000">
                <text:p>239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000">
                <text:p>240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000">
                <text:p>241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000">
                <text:p>242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000">
                <text:p>243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000">
                <text:p>244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000">
                <text:p>245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000">
                <text:p>246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000">
                <text:p>247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000">
                <text:p>248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000">
                <text:p>249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000">
                <text:p>25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000">
                <text:p>251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000">
                <text:p>252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000">
                <text:p>253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000">
                <text:p>254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000">
                <text:p>255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000">
                <text:p>25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000">
                <text:p>25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000">
                <text:p>258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000">
                <text:p>259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000">
                <text:p>26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000">
                <text:p>261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000">
                <text:p>262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000">
                <text:p>263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000">
                <text:p>2640000</text:p>
              </table:table-cell>
              <table:table-cell office:value-type="float" office:value="105510">
                <text:p>10551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000">
                <text:p>265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000">
                <text:p>266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000">
                <text:p>267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000">
                <text:p>2680000</text:p>
              </table:table-cell>
              <table:table-cell office:value-type="float" office:value="101510">
                <text:p>10151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000">
                <text:p>269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000">
                <text:p>27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000">
                <text:p>271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000">
                <text:p>27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000">
                <text:p>273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000">
                <text:p>2740000</text:p>
              </table:table-cell>
              <table:table-cell office:value-type="float" office:value="101510">
                <text:p>10151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000">
                <text:p>27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000">
                <text:p>276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000">
                <text:p>277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000">
                <text:p>278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000">
                <text:p>27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000">
                <text:p>280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000">
                <text:p>281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000">
                <text:p>282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000">
                <text:p>283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000">
                <text:p>284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000">
                <text:p>285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000">
                <text:p>286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000">
                <text:p>287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000">
                <text:p>28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000">
                <text:p>289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000">
                <text:p>290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000">
                <text:p>29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000">
                <text:p>292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000">
                <text:p>29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000">
                <text:p>294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000">
                <text:p>295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000">
                <text:p>296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000">
                <text:p>297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000">
                <text:p>29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000">
                <text:p>29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000">
                <text:p>30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000">
                <text:p>301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000">
                <text:p>30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000">
                <text:p>30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000">
                <text:p>30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000">
                <text:p>30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000">
                <text:p>30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000">
                <text:p>30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000">
                <text:p>308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000">
                <text:p>30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000">
                <text:p>310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000">
                <text:p>311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000">
                <text:p>31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000">
                <text:p>313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000">
                <text:p>31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000">
                <text:p>315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000">
                <text:p>31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000">
                <text:p>317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000">
                <text:p>31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000">
                <text:p>319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000">
                <text:p>32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000">
                <text:p>32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000">
                <text:p>322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000">
                <text:p>32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000">
                <text:p>324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000">
                <text:p>325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000">
                <text:p>32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000">
                <text:p>327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000">
                <text:p>32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000">
                <text:p>329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000">
                <text:p>330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000">
                <text:p>331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000">
                <text:p>33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000">
                <text:p>333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000">
                <text:p>33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000">
                <text:p>33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000">
                <text:p>336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000">
                <text:p>33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000">
                <text:p>33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000">
                <text:p>33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000">
                <text:p>34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000">
                <text:p>341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000">
                <text:p>34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000">
                <text:p>343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000">
                <text:p>344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000">
                <text:p>34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000">
                <text:p>3460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000">
                <text:p>347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000">
                <text:p>34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000">
                <text:p>349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000">
                <text:p>35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000">
                <text:p>351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000">
                <text:p>352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000">
                <text:p>353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000">
                <text:p>35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000">
                <text:p>355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000">
                <text:p>35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000">
                <text:p>357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000">
                <text:p>358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000">
                <text:p>35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000">
                <text:p>360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000">
                <text:p>361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000">
                <text:p>362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000">
                <text:p>363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000">
                <text:p>36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000">
                <text:p>365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000">
                <text:p>36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000">
                <text:p>367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000">
                <text:p>368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000">
                <text:p>369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000">
                <text:p>37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000">
                <text:p>37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000">
                <text:p>372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000">
                <text:p>37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000">
                <text:p>37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000">
                <text:p>375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000">
                <text:p>376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000">
                <text:p>377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000">
                <text:p>378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000">
                <text:p>3790000</text:p>
              </table:table-cell>
              <table:table-cell office:value-type="float" office:value="89509">
                <text:p>8950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000">
                <text:p>38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000">
                <text:p>381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000">
                <text:p>38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000">
                <text:p>3830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000">
                <text:p>384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000">
                <text:p>385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000">
                <text:p>38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000">
                <text:p>387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000">
                <text:p>38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000">
                <text:p>38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000">
                <text:p>39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000">
                <text:p>39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000">
                <text:p>39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000">
                <text:p>393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000">
                <text:p>394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000">
                <text:p>39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000">
                <text:p>39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000">
                <text:p>39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000">
                <text:p>398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000">
                <text:p>39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000">
                <text:p>40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000">
                <text:p>401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000">
                <text:p>402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000">
                <text:p>4030000</text:p>
              </table:table-cell>
              <table:table-cell office:value-type="float" office:value="101510">
                <text:p>10151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000">
                <text:p>404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000">
                <text:p>40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000">
                <text:p>40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000">
                <text:p>407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000">
                <text:p>40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000">
                <text:p>409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000">
                <text:p>41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000">
                <text:p>411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000">
                <text:p>41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000">
                <text:p>41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000">
                <text:p>41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000">
                <text:p>415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000">
                <text:p>416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000">
                <text:p>41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000">
                <text:p>418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000">
                <text:p>419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000">
                <text:p>42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000">
                <text:p>421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000">
                <text:p>42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000">
                <text:p>423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000">
                <text:p>424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000">
                <text:p>425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000">
                <text:p>426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000">
                <text:p>42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000">
                <text:p>42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000">
                <text:p>429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000">
                <text:p>430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000">
                <text:p>43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000">
                <text:p>432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000">
                <text:p>433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000">
                <text:p>43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000">
                <text:p>435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000">
                <text:p>436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000">
                <text:p>437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000">
                <text:p>438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000">
                <text:p>439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000">
                <text:p>440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000">
                <text:p>441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000">
                <text:p>442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000">
                <text:p>443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000">
                <text:p>444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000">
                <text:p>445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000">
                <text:p>446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000">
                <text:p>447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000">
                <text:p>448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000">
                <text:p>449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000">
                <text:p>450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000">
                <text:p>451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000">
                <text:p>452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000">
                <text:p>453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000">
                <text:p>454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000">
                <text:p>455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000">
                <text:p>456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000">
                <text:p>457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000">
                <text:p>458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000">
                <text:p>459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000">
                <text:p>460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000">
                <text:p>461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000">
                <text:p>462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000">
                <text:p>463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000">
                <text:p>464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000">
                <text:p>465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000">
                <text:p>466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000">
                <text:p>467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000">
                <text:p>468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000">
                <text:p>469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000">
                <text:p>470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000">
                <text:p>471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000">
                <text:p>472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000">
                <text:p>473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000">
                <text:p>474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000">
                <text:p>475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000">
                <text:p>476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000">
                <text:p>477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000">
                <text:p>478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000">
                <text:p>479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000">
                <text:p>480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000">
                <text:p>481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000">
                <text:p>482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000">
                <text:p>483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000">
                <text:p>484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000">
                <text:p>485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000">
                <text:p>486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000">
                <text:p>487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000">
                <text:p>488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000">
                <text:p>489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000">
                <text:p>490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000">
                <text:p>491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000">
                <text:p>4920000</text:p>
              </table:table-cell>
              <table:table-cell office:value-type="float" office:value="33505">
                <text:p>335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000">
                <text:p>493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000">
                <text:p>4940000</text:p>
              </table:table-cell>
              <table:table-cell office:value-type="float" office:value="33505">
                <text:p>3350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000">
                <text:p>4950000</text:p>
              </table:table-cell>
              <table:table-cell office:value-type="float" office:value="29505">
                <text:p>2950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000">
                <text:p>4960000</text:p>
              </table:table-cell>
              <table:table-cell office:value-type="float" office:value="29505">
                <text:p>295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000">
                <text:p>4970000</text:p>
              </table:table-cell>
              <table:table-cell office:value-type="float" office:value="29505">
                <text:p>2950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000">
                <text:p>4980000</text:p>
              </table:table-cell>
              <table:table-cell office:value-type="float" office:value="21505">
                <text:p>2150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000">
                <text:p>4990000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00">
                <text:p>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0000">
                <text:p>2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0000">
                <text:p>3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0000">
                <text:p>4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000">
                <text:p>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0000">
                <text:p>6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0000">
                <text:p>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0000">
                <text:p>8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0000">
                <text:p>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0000">
                <text:p>10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0000">
                <text:p>1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0000">
                <text:p>12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30000">
                <text:p>1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0000">
                <text:p>14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0000">
                <text:p>15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0000">
                <text:p>1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0000">
                <text:p>1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80000">
                <text:p>18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90000">
                <text:p>1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00000">
                <text:p>2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10000">
                <text:p>21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20000">
                <text:p>2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30000">
                <text:p>2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40000">
                <text:p>2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50000">
                <text:p>2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0000">
                <text:p>2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70000">
                <text:p>2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80000">
                <text:p>2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90000">
                <text:p>2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00000">
                <text:p>3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10000">
                <text:p>3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20000">
                <text:p>3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30000">
                <text:p>3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40000">
                <text:p>3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50000">
                <text:p>3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60000">
                <text:p>3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70000">
                <text:p>3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80000">
                <text:p>3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90000">
                <text:p>3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00000">
                <text:p>4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10000">
                <text:p>4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20000">
                <text:p>4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30000">
                <text:p>4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40000">
                <text:p>4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50000">
                <text:p>45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60000">
                <text:p>46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70000">
                <text:p>4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80000">
                <text:p>48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90000">
                <text:p>4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00000">
                <text:p>5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10000">
                <text:p>5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20000">
                <text:p>5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30000">
                <text:p>53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40000">
                <text:p>5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0000">
                <text:p>5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60000">
                <text:p>5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70000">
                <text:p>5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80000">
                <text:p>5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90000">
                <text:p>59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00000">
                <text:p>6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10000">
                <text:p>6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20000">
                <text:p>6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30000">
                <text:p>63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40000">
                <text:p>6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50000">
                <text:p>6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60000">
                <text:p>66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70000">
                <text:p>6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80000">
                <text:p>6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90000">
                <text:p>6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00000">
                <text:p>7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10000">
                <text:p>7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20000">
                <text:p>7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30000">
                <text:p>7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40000">
                <text:p>7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50000">
                <text:p>7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60000">
                <text:p>7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70000">
                <text:p>7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80000">
                <text:p>7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90000">
                <text:p>7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00000">
                <text:p>8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10000">
                <text:p>8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20000">
                <text:p>8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30000">
                <text:p>8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40000">
                <text:p>8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50000">
                <text:p>8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60000">
                <text:p>8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70000">
                <text:p>87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80000">
                <text:p>8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90000">
                <text:p>8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00000">
                <text:p>9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10000">
                <text:p>9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20000">
                <text:p>920000</text:p>
              </table:table-cell>
              <table:table-cell office:value-type="float" office:value="85509">
                <text:p>8550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30000">
                <text:p>9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40000">
                <text:p>9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50000">
                <text:p>9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60000">
                <text:p>9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70000">
                <text:p>9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80000">
                <text:p>9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90000">
                <text:p>9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00000">
                <text:p>10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10000">
                <text:p>10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20000">
                <text:p>10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30000">
                <text:p>10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40000">
                <text:p>10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50000">
                <text:p>10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60000">
                <text:p>10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70000">
                <text:p>10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80000">
                <text:p>108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90000">
                <text:p>10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100000">
                <text:p>11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110000">
                <text:p>11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20000">
                <text:p>11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30000">
                <text:p>11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140000">
                <text:p>11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150000">
                <text:p>11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160000">
                <text:p>11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170000">
                <text:p>11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180000">
                <text:p>11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190000">
                <text:p>11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00000">
                <text:p>12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10000">
                <text:p>12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20000">
                <text:p>12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30000">
                <text:p>123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0000">
                <text:p>12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50000">
                <text:p>12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60000">
                <text:p>12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70000">
                <text:p>12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80000">
                <text:p>12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90000">
                <text:p>12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00000">
                <text:p>13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10000">
                <text:p>13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20000">
                <text:p>13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30000">
                <text:p>13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40000">
                <text:p>13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50000">
                <text:p>13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60000">
                <text:p>13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70000">
                <text:p>13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80000">
                <text:p>13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90000">
                <text:p>13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00000">
                <text:p>140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10000">
                <text:p>14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20000">
                <text:p>14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30000">
                <text:p>14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40000">
                <text:p>14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50000">
                <text:p>14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60000">
                <text:p>14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70000">
                <text:p>14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80000">
                <text:p>14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90000">
                <text:p>14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00000">
                <text:p>15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10000">
                <text:p>15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20000">
                <text:p>15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530000">
                <text:p>15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40000">
                <text:p>15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550000">
                <text:p>15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560000">
                <text:p>15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70000">
                <text:p>15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580000">
                <text:p>15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590000">
                <text:p>15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600000">
                <text:p>16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610000">
                <text:p>16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620000">
                <text:p>16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630000">
                <text:p>16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640000">
                <text:p>16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650000">
                <text:p>16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660000">
                <text:p>16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670000">
                <text:p>16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680000">
                <text:p>16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690000">
                <text:p>16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700000">
                <text:p>17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710000">
                <text:p>17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720000">
                <text:p>17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730000">
                <text:p>17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740000">
                <text:p>17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750000">
                <text:p>17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760000">
                <text:p>17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70000">
                <text:p>17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780000">
                <text:p>17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790000">
                <text:p>17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800000">
                <text:p>18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810000">
                <text:p>18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820000">
                <text:p>18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830000">
                <text:p>18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840000">
                <text:p>18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850000">
                <text:p>18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860000">
                <text:p>18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870000">
                <text:p>18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880000">
                <text:p>18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890000">
                <text:p>18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900000">
                <text:p>19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910000">
                <text:p>19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920000">
                <text:p>19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930000">
                <text:p>19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940000">
                <text:p>19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950000">
                <text:p>19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960000">
                <text:p>19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970000">
                <text:p>19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980000">
                <text:p>19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990000">
                <text:p>19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000000">
                <text:p>20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010000">
                <text:p>201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020000">
                <text:p>20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030000">
                <text:p>20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040000">
                <text:p>20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050000">
                <text:p>20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060000">
                <text:p>20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070000">
                <text:p>20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080000">
                <text:p>20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090000">
                <text:p>20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100000">
                <text:p>21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110000">
                <text:p>21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120000">
                <text:p>21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130000">
                <text:p>21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140000">
                <text:p>21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150000">
                <text:p>21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160000">
                <text:p>21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170000">
                <text:p>21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180000">
                <text:p>21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190000">
                <text:p>21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200000">
                <text:p>22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210000">
                <text:p>22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220000">
                <text:p>22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230000">
                <text:p>22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240000">
                <text:p>22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250000">
                <text:p>22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260000">
                <text:p>226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270000">
                <text:p>22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280000">
                <text:p>228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290000">
                <text:p>22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300000">
                <text:p>23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310000">
                <text:p>23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320000">
                <text:p>23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330000">
                <text:p>23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340000">
                <text:p>23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350000">
                <text:p>23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360000">
                <text:p>23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370000">
                <text:p>23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380000">
                <text:p>23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390000">
                <text:p>239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400000">
                <text:p>24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410000">
                <text:p>24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420000">
                <text:p>24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430000">
                <text:p>243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440000">
                <text:p>24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450000">
                <text:p>245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460000">
                <text:p>24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470000">
                <text:p>247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480000">
                <text:p>248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490000">
                <text:p>24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500000">
                <text:p>250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510000">
                <text:p>25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520000">
                <text:p>25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530000">
                <text:p>253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540000">
                <text:p>25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550000">
                <text:p>255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560000">
                <text:p>25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570000">
                <text:p>25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580000">
                <text:p>25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590000">
                <text:p>25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600000">
                <text:p>26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610000">
                <text:p>26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620000">
                <text:p>26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630000">
                <text:p>26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640000">
                <text:p>26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650000">
                <text:p>26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660000">
                <text:p>26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670000">
                <text:p>26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680000">
                <text:p>26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690000">
                <text:p>26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700000">
                <text:p>27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710000">
                <text:p>27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720000">
                <text:p>27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730000">
                <text:p>27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740000">
                <text:p>274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750000">
                <text:p>27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760000">
                <text:p>27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770000">
                <text:p>27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780000">
                <text:p>278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790000">
                <text:p>279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800000">
                <text:p>28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810000">
                <text:p>28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820000">
                <text:p>28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830000">
                <text:p>28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840000">
                <text:p>28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850000">
                <text:p>28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860000">
                <text:p>28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870000">
                <text:p>287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880000">
                <text:p>28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890000">
                <text:p>289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900000">
                <text:p>290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910000">
                <text:p>29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920000">
                <text:p>29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930000">
                <text:p>29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940000">
                <text:p>294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950000">
                <text:p>29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960000">
                <text:p>29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970000">
                <text:p>297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980000">
                <text:p>29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990000">
                <text:p>29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000000">
                <text:p>300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010000">
                <text:p>301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020000">
                <text:p>302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030000">
                <text:p>30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040000">
                <text:p>304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050000">
                <text:p>30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060000">
                <text:p>306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070000">
                <text:p>30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080000">
                <text:p>308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090000">
                <text:p>30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100000">
                <text:p>310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110000">
                <text:p>31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120000">
                <text:p>312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130000">
                <text:p>31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140000">
                <text:p>314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150000">
                <text:p>315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160000">
                <text:p>316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170000">
                <text:p>317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180000">
                <text:p>318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190000">
                <text:p>319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200000">
                <text:p>320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210000">
                <text:p>3210000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220000">
                <text:p>322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230000">
                <text:p>323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240000">
                <text:p>324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250000">
                <text:p>325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260000">
                <text:p>326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270000">
                <text:p>3270000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280000">
                <text:p>328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290000">
                <text:p>329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300000">
                <text:p>330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310000">
                <text:p>331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320000">
                <text:p>332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330000">
                <text:p>333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340000">
                <text:p>334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350000">
                <text:p>335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360000">
                <text:p>336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370000">
                <text:p>33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380000">
                <text:p>338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390000">
                <text:p>339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400000">
                <text:p>340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410000">
                <text:p>341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420000">
                <text:p>342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430000">
                <text:p>343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440000">
                <text:p>344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450000">
                <text:p>345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460000">
                <text:p>346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470000">
                <text:p>347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480000">
                <text:p>348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490000">
                <text:p>349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500000">
                <text:p>350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510000">
                <text:p>351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520000">
                <text:p>352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530000">
                <text:p>353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540000">
                <text:p>354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550000">
                <text:p>355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560000">
                <text:p>356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570000">
                <text:p>357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580000">
                <text:p>358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590000">
                <text:p>359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600000">
                <text:p>360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610000">
                <text:p>361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620000">
                <text:p>362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630000">
                <text:p>363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640000">
                <text:p>364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650000">
                <text:p>365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660000">
                <text:p>366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670000">
                <text:p>367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680000">
                <text:p>368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690000">
                <text:p>369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700000">
                <text:p>370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710000">
                <text:p>371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720000">
                <text:p>372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730000">
                <text:p>373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740000">
                <text:p>374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750000">
                <text:p>375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760000">
                <text:p>376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770000">
                <text:p>377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780000">
                <text:p>378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790000">
                <text:p>379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800000">
                <text:p>3800000</text:p>
              </table:table-cell>
              <table:table-cell office:value-type="float" office:value="69508">
                <text:p>6950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810000">
                <text:p>381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820000">
                <text:p>382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830000">
                <text:p>383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840000">
                <text:p>384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850000">
                <text:p>385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860000">
                <text:p>386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870000">
                <text:p>387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880000">
                <text:p>388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890000">
                <text:p>389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900000">
                <text:p>390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910000">
                <text:p>3910000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920000">
                <text:p>392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930000">
                <text:p>393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940000">
                <text:p>394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950000">
                <text:p>395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960000">
                <text:p>396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970000">
                <text:p>397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980000">
                <text:p>398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990000">
                <text:p>399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000000">
                <text:p>400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010000">
                <text:p>401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020000">
                <text:p>402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030000">
                <text:p>403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040000">
                <text:p>404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050000">
                <text:p>405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060000">
                <text:p>406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070000">
                <text:p>407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080000">
                <text:p>408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090000">
                <text:p>409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100000">
                <text:p>410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110000">
                <text:p>411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120000">
                <text:p>412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130000">
                <text:p>413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140000">
                <text:p>414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150000">
                <text:p>415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160000">
                <text:p>416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170000">
                <text:p>417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180000">
                <text:p>418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190000">
                <text:p>419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200000">
                <text:p>420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210000">
                <text:p>421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220000">
                <text:p>422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230000">
                <text:p>423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240000">
                <text:p>424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250000">
                <text:p>425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260000">
                <text:p>426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270000">
                <text:p>427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280000">
                <text:p>428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290000">
                <text:p>429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300000">
                <text:p>430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310000">
                <text:p>431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320000">
                <text:p>432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330000">
                <text:p>433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340000">
                <text:p>434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350000">
                <text:p>4350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360000">
                <text:p>436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370000">
                <text:p>437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380000">
                <text:p>4380000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390000">
                <text:p>439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400000">
                <text:p>440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410000">
                <text:p>441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420000">
                <text:p>442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430000">
                <text:p>443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440000">
                <text:p>444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450000">
                <text:p>445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460000">
                <text:p>446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470000">
                <text:p>447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480000">
                <text:p>448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490000">
                <text:p>449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500000">
                <text:p>450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510000">
                <text:p>451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520000">
                <text:p>452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530000">
                <text:p>453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540000">
                <text:p>454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550000">
                <text:p>455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560000">
                <text:p>456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570000">
                <text:p>457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580000">
                <text:p>458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590000">
                <text:p>459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600000">
                <text:p>460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610000">
                <text:p>461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620000">
                <text:p>462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630000">
                <text:p>463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640000">
                <text:p>464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650000">
                <text:p>465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660000">
                <text:p>4660000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670000">
                <text:p>467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680000">
                <text:p>468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690000">
                <text:p>469000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700000">
                <text:p>470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710000">
                <text:p>471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720000">
                <text:p>472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730000">
                <text:p>473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740000">
                <text:p>474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750000">
                <text:p>475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760000">
                <text:p>476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770000">
                <text:p>477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780000">
                <text:p>478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790000">
                <text:p>479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800000">
                <text:p>480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810000">
                <text:p>481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820000">
                <text:p>482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830000">
                <text:p>4830000</text:p>
              </table:table-cell>
              <table:table-cell office:value-type="float" office:value="45506">
                <text:p>4550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840000">
                <text:p>484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850000">
                <text:p>485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860000">
                <text:p>486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870000">
                <text:p>487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880000">
                <text:p>488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890000">
                <text:p>4890000</text:p>
              </table:table-cell>
              <table:table-cell office:value-type="float" office:value="33505">
                <text:p>3350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900000">
                <text:p>4900000</text:p>
              </table:table-cell>
              <table:table-cell office:value-type="float" office:value="37506">
                <text:p>3750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910000">
                <text:p>4910000</text:p>
              </table:table-cell>
              <table:table-cell office:value-type="float" office:value="33505">
                <text:p>3350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920000">
                <text:p>4920000</text:p>
              </table:table-cell>
              <table:table-cell office:value-type="float" office:value="33505">
                <text:p>3350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930000">
                <text:p>4930000</text:p>
              </table:table-cell>
              <table:table-cell office:value-type="float" office:value="33505">
                <text:p>3350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940000">
                <text:p>4940000</text:p>
              </table:table-cell>
              <table:table-cell office:value-type="float" office:value="29505">
                <text:p>2950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950000">
                <text:p>4950000</text:p>
              </table:table-cell>
              <table:table-cell office:value-type="float" office:value="29505">
                <text:p>2950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960000">
                <text:p>4960000</text:p>
              </table:table-cell>
              <table:table-cell office:value-type="float" office:value="25505">
                <text:p>2550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970000">
                <text:p>4970000</text:p>
              </table:table-cell>
              <table:table-cell office:value-type="float" office:value="25505">
                <text:p>2550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980000">
                <text:p>4980000</text:p>
              </table:table-cell>
              <table:table-cell office:value-type="float" office:value="21505">
                <text:p>2150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990000">
                <text:p>4990000</text:p>
              </table:table-cell>
              <table:table-cell office:value-type="float" office:value="13504">
                <text:p>135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